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01.91pt"/>
    </style:style>
    <style:style style:name="co10" style:family="table-column">
      <style:table-column-properties fo:break-before="auto" style:column-width="243.89pt"/>
    </style:style>
    <style:style style:name="co11" style:family="table-column">
      <style:table-column-properties fo:break-before="auto" style:column-width="145.11pt"/>
    </style:style>
    <style:style style:name="co12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2.86pt"/>
    </style:style>
    <style:style style:name="co13" style:family="table-column">
      <style:table-column-properties fo:break-before="auto" style:column-width="99.81pt"/>
    </style:style>
    <style:style style:name="co14" style:family="table-column">
      <style:table-column-properties fo:break-before="auto" style:column-width="77.95pt"/>
    </style:style>
    <style:style style:name="co15" style:family="table-column">
      <style:table-column-properties fo:break-before="auto" style:column-width="58.9pt"/>
    </style:style>
    <style:style style:name="co16" style:family="table-column">
      <style:table-column-properties fo:break-before="auto" style:column-width="190.91pt"/>
    </style:style>
    <style:style style:name="co17" style:family="table-column">
      <style:table-column-properties fo:break-before="auto" style:column-width="165.2pt"/>
    </style:style>
    <style:style style:name="co18" style:family="table-column">
      <style:table-column-properties fo:break-before="auto" style:column-width="190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3" style:family="table-cell" style:parent-style-name="Default" style:data-style-name="N37"/>
    <style:style style:name="ce14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 style:data-style-name="N40"/>
    <style:style style:name="ce18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43"/>
    <style:style style:name="ce6" style:family="table-cell" style:parent-style-name="Default" style:data-style-name="N36"/>
    <style:style style:name="ce25" style:family="table-cell" style:parent-style-name="Default" style:data-style-name="N50">
      <style:text-properties fo:font-weight="bold" style:font-weight-asian="bold" style:font-weight-complex="bold"/>
    </style:style>
    <style:style style:name="ce26" style:family="table-cell" style:parent-style-name="Default" style:data-style-name="N50"/>
    <style:style style:name="ce11" style:family="table-cell" style:parent-style-name="Default">
      <style:table-cell-properties fo:border-bottom="1.11pt double-thin #000000" style:border-line-width-bottom="0.51pt 0.11pt 0.51pt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51"/>
    <style:style style:name="ce19" style:family="table-cell" style:parent-style-name="Default" style:data-style-name="N37"/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 style:data-style-name="N36"/>
    <style:style style:name="ce22" style:family="table-cell" style:parent-style-name="Default" style:data-style-name="N40"/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43"/>
    <style:style style:name="ce27" style:family="table-cell" style:parent-style-name="Default" style:data-style-name="N50">
      <style:text-properties fo:font-weight="bold" style:font-weight-asian="bold" style:font-weight-complex="bold"/>
    </style:style>
    <style:style style:name="ce28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download_log" table:style-name="ta1">
        <office:forms form:automatic-focus="false" form:apply-design-mode="false"/>
        <table:table-column table:style-name="co13" table:number-columns-repeated="2" table:default-cell-style-name="ce12"/>
        <table:table-column table:style-name="co14" table:default-cell-style-name="ce19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1" office:value-type="string" calcext:value-type="string">
            <text:p>start_date</text:p>
          </table:table-cell>
          <table:table-cell table:style-name="ce11" office:value-type="string" calcext:value-type="string">
            <text:p>end_date</text:p>
          </table:table-cell>
          <table:table-cell table:style-name="ce11" office:value-type="string" calcext:value-type="string">
            <text:p>download_date</text:p>
          </table:table-cell>
          <table:table-cell table:style-name="ce11" office:value-type="string" calcext:value-type="string">
            <text:p>data type</text:p>
          </table:table-cell>
          <table:table-cell table:style-name="ce11" office:value-type="string" calcext:value-type="string">
            <text:p>file_name</text:p>
          </table:table-cell>
          <table:table-cell table:style-name="ce11" office:value-type="string" calcext:value-type="string">
            <text:p>Started new file?</text:p>
          </table:table-cell>
          <table:table-cell table:style-name="ce11" office:value-type="string" calcext:value-type="string">
            <text:p>pot_ids</text:p>
          </table:table-cell>
          <table:table-cell table:style-name="ce11" office:value-type="string" calcext:value-type="string">
            <text:p>scale_thermistor_ids</text:p>
          </table:table-cell>
          <table:table-cell table:style-name="ce11" office:value-type="string" calcext:value-type="string">
            <text:p>current_treatmen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date" office:date-value="2019-10-23T10:30:00" calcext:value-type="date">
            <text:p>10/23/2019 10:30:00</text:p>
          </table:table-cell>
          <table:table-cell office:value-type="date" office:date-value="2019-10-23T17:00:00" calcext:value-type="date">
            <text:p>10/23/2019 17:00:00</text:p>
          </table:table-cell>
          <table:table-cell office:value-type="date" office:date-value="2019-10-23" calcext:value-type="date">
            <text:p>10/23/19</text:p>
          </table:table-cell>
          <table:table-cell table:style-name="ce19" office:value-type="string" calcext:value-type="string">
            <text:p>scales</text:p>
          </table:table-cell>
          <table:table-cell office:value-type="string" calcext:value-type="string">
            <text:p>scale_output_wet_moderate_10-23_MD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6,w7,w10,w11,m6,m7,m10,m11</text:p>
          </table:table-cell>
          <table:table-cell office:value-type="string" calcext:value-type="string">
            <text:p>1-8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daylight time</text:p>
          </table:table-cell>
        </table:table-row>
        <table:table-row table:style-name="ro1">
          <table:table-cell office:value-type="date" office:date-value="2019-10-23T16:02:00" calcext:value-type="date">
            <text:p>10/23/2019 16:02:00</text:p>
          </table:table-cell>
          <table:table-cell office:value-type="date" office:date-value="2019-10-26T07:36:00" calcext:value-type="date">
            <text:p>10/26/2019 07:36:00</text:p>
          </table:table-cell>
          <table:table-cell office:value-type="date" office:date-value="2019-10-26" calcext:value-type="date">
            <text:p>10/26/19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cale_output_wet_moderate_10-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6,w7,w10,w11,m6,m7,m10,m11</text:p>
          </table:table-cell>
          <table:table-cell office:value-type="string" calcext:value-type="string">
            <text:p>1-8</text:p>
          </table:table-cell>
          <table:table-cell office:value-type="string" calcext:value-type="string">
            <text:p>wet, moderate</text:p>
          </table:table-cell>
          <table:table-cell office:value-type="string" calcext:value-type="string">
            <text:p>swiched to MST; Raspberry Pi stopped froze (stopped logging) over weekend on 10/26</text:p>
          </table:table-cell>
        </table:table-row>
        <table:table-row table:style-name="ro1">
          <table:table-cell office:value-type="date" office:date-value="2019-10-23T16:00:00" calcext:value-type="date">
            <text:p>10/23/2019 16:00:00</text:p>
          </table:table-cell>
          <table:table-cell office:value-type="date" office:date-value="2019-10-28T08:59:00" calcext:value-type="date">
            <text:p>10/28/2019 08:59:00</text:p>
          </table:table-cell>
          <table:table-cell office:value-type="date" office:date-value="2019-10-28" calcext:value-type="date">
            <text:p>10/28/19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cale_output_dry_10-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6,d7,d10,d11</text:p>
          </table:table-cell>
          <table:table-cell office:value-type="string" calcext:value-type="string">
            <text:p>9,10,12,1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swiched to MST</text:p>
          </table:table-cell>
        </table:table-row>
        <table:table-row table:style-name="ro1">
          <table:table-cell office:value-type="date" office:date-value="2019-10-24T11:31:00" calcext:value-type="date">
            <text:p>10/24/2019 11:31:00</text:p>
          </table:table-cell>
          <table:table-cell office:value-type="date" office:date-value="2019-10-28T10:00:00" calcext:value-type="date">
            <text:p>10/28/2019 10:00:00</text:p>
          </table:table-cell>
          <table:table-cell office:value-type="date" office:date-value="2019-10-28" calcext:value-type="date">
            <text:p>10/28/19</text:p>
          </table:table-cell>
          <table:table-cell office:value-type="string" calcext:value-type="string">
            <text:p>thermistors</text:p>
          </table:table-cell>
          <table:table-cell office:value-type="string" calcext:value-type="string">
            <text:p>THERM_wet_10-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6(bottom,top),w7(bottom,top),w10(bottom,top),w11(bottom,top)</text:p>
          </table:table-cell>
          <table:table-cell office:value-type="string" calcext:value-type="string">
            <text:p>1-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hermistor #8 has bad data; wires crossed.</text:p>
          </table:table-cell>
        </table:table-row>
        <table:table-row table:style-name="ro1">
          <table:table-cell office:value-type="date" office:date-value="2019-10-24T14:23:00" calcext:value-type="date">
            <text:p>10/24/2019 14:23:00</text:p>
          </table:table-cell>
          <table:table-cell office:value-type="date" office:date-value="2019-10-28T10:49:00" calcext:value-type="date">
            <text:p>10/28/2019 10:49:00</text:p>
          </table:table-cell>
          <table:table-cell office:value-type="date" office:date-value="2019-10-28" calcext:value-type="date">
            <text:p>10/28/19</text:p>
          </table:table-cell>
          <table:table-cell office:value-type="string" calcext:value-type="string">
            <text:p>thermistors</text:p>
          </table:table-cell>
          <table:table-cell office:value-type="string" calcext:value-type="string">
            <text:p>THERM_moderate_10-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6(bottom,top),m7(bottom,top),m10(bottom,top),m11(bottom,top)</text:p>
          </table:table-cell>
          <table:table-cell office:value-type="string" calcext:value-type="string">
            <text:p>9-16</text:p>
          </table:table-cell>
          <table:table-cell office:value-type="string" calcext:value-type="string">
            <text:p>moderate</text:p>
          </table:table-cell>
          <table:table-cell/>
        </table:table-row>
        <table:table-row table:style-name="ro1">
          <table:table-cell office:value-type="date" office:date-value="2019-10-24T14:50:00" calcext:value-type="date">
            <text:p>10/24/2019 14:50:00</text:p>
          </table:table-cell>
          <table:table-cell office:value-type="date" office:date-value="2019-10-28T11:04:00" calcext:value-type="date">
            <text:p>10/28/2019 11:04:00</text:p>
          </table:table-cell>
          <table:table-cell office:value-type="date" office:date-value="2019-10-28" calcext:value-type="date">
            <text:p>10/28/19</text:p>
          </table:table-cell>
          <table:table-cell office:value-type="string" calcext:value-type="string">
            <text:p>thermistors</text:p>
          </table:table-cell>
          <table:table-cell office:value-type="string" calcext:value-type="string">
            <text:p>THERM_dry_10-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6(bottom,top),d7(bottom,top),d10(bottom,top),d11(bottom,top)</text:p>
          </table:table-cell>
          <table:table-cell office:value-type="string" calcext:value-type="string">
            <text:p>17-22, plus 2 spares in place of 23,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moved d7 bottom; d6 top/bottom; d10 top. Leaves were curling slightly and getting exposed to sun (or were dead in spots).</text:p>
          </table:table-cell>
        </table:table-row>
        <table:table-row table:style-name="ro1">
          <table:table-cell office:value-type="date" office:date-value="2019-10-23T16:00:00" calcext:value-type="date">
            <text:p>10/23/2019 16:00:00</text:p>
          </table:table-cell>
          <table:table-cell office:value-type="date" office:date-value="2019-10-29T08:57:00" calcext:value-type="date">
            <text:p>10/29/2019 08:57:00</text:p>
          </table:table-cell>
          <table:table-cell office:value-type="date" office:date-value="2019-10-29" calcext:value-type="date">
            <text:p>10/29/19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cale_output_dry_10-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6,d7,d10,d11</text:p>
          </table:table-cell>
          <table:table-cell office:value-type="string" calcext:value-type="string">
            <text:p>9,10,12,14</text:p>
          </table:table-cell>
          <table:table-cell office:value-type="string" calcext:value-type="string">
            <text:p>dry</text:p>
          </table:table-cell>
          <table:table-cell/>
        </table:table-row>
        <table:table-row table:style-name="ro1">
          <table:table-cell office:value-type="date" office:date-value="2019-10-28T09:36:00" calcext:value-type="date">
            <text:p>10/28/2019 09:36:00</text:p>
          </table:table-cell>
          <table:table-cell office:value-type="date" office:date-value="2019-10-29T08:53:00" calcext:value-type="date">
            <text:p>10/29/2019 08:53:00</text:p>
          </table:table-cell>
          <table:table-cell office:value-type="date" office:date-value="2019-10-29" calcext:value-type="date">
            <text:p>10/29/19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cale_output_wet_moderate_10-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6,w7,w10,w11,m6,m7,m10,m11</text:p>
          </table:table-cell>
          <table:table-cell office:value-type="string" calcext:value-type="string">
            <text:p>1-8</text:p>
          </table:table-cell>
          <table:table-cell office:value-type="string" calcext:value-type="string">
            <text:p>wet, moderate</text:p>
          </table:table-cell>
          <table:table-cell office:value-type="string" calcext:value-type="string">
            <text:p>data gap; Rpi froze (see last entry)</text:p>
          </table:table-cell>
        </table:table-row>
        <table:table-row table:style-name="ro1">
          <table:table-cell office:value-type="date" office:date-value="2019-10-23T16:00:00" calcext:value-type="date">
            <text:p>10/23/2019 16:00:00</text:p>
          </table:table-cell>
          <table:table-cell office:value-type="date" office:date-value="2019-10-29T09:09:00" calcext:value-type="date">
            <text:p>10/29/2019 09:09:00</text:p>
          </table:table-cell>
          <table:table-cell office:value-type="date" office:date-value="2019-10-30" calcext:value-type="date">
            <text:p>10/30/19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cale_output_dry_10-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6,d7,d10,d11</text:p>
          </table:table-cell>
          <table:table-cell office:value-type="string" calcext:value-type="string">
            <text:p>9,10,12,14</text:p>
          </table:table-cell>
          <table:table-cell office:value-type="string" calcext:value-type="string">
            <text:p>dry</text:p>
          </table:table-cell>
          <table:table-cell/>
        </table:table-row>
        <table:table-row table:style-name="ro1">
          <table:table-cell office:value-type="date" office:date-value="2019-10-28T09:36:00" calcext:value-type="date">
            <text:p>10/28/2019 09:36:00</text:p>
          </table:table-cell>
          <table:table-cell office:value-type="date" office:date-value="2019-10-29T09:07:00" calcext:value-type="date">
            <text:p>10/29/2019 09:07:00</text:p>
          </table:table-cell>
          <table:table-cell office:value-type="date" office:date-value="2019-10-30" calcext:value-type="date">
            <text:p>10/30/19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cale_output_wet_moderate_10-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6,w7,w10,w11,m6,m7,m10,m11</text:p>
          </table:table-cell>
          <table:table-cell office:value-type="string" calcext:value-type="string">
            <text:p>1-8</text:p>
          </table:table-cell>
          <table:table-cell office:value-type="string" calcext:value-type="string">
            <text:p>wet, moderate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9-10-31" calcext:value-type="date">
            <text:p>10/31/19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cale_output_wet_moderate_10-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6,w7,w10,w11,m6,m7,m10,m11</text:p>
          </table:table-cell>
          <table:table-cell office:value-type="string" calcext:value-type="string">
            <text:p>1-8</text:p>
          </table:table-cell>
          <table:table-cell office:value-type="string" calcext:value-type="string">
            <text:p>wet, moderate</text:p>
          </table:table-cell>
          <table:table-cell office:value-type="string" calcext:value-type="string">
            <text:p>Rpi frozen; lost data since about 8:30 am this morning</text:p>
          </table:table-cell>
        </table:table-row>
        <table:table-row table:style-name="ro1">
          <table:table-cell table:number-columns-repeated="2"/>
          <table:table-cell office:value-type="date" office:date-value="2019-11-01" calcext:value-type="date">
            <text:p>11/01/19</text:p>
          </table:table-cell>
          <table:table-cell office:value-type="string" calcext:value-type="string">
            <text:p>thermistors</text:p>
          </table:table-cell>
          <table:table-cell office:value-type="string" calcext:value-type="string">
            <text:p>THERM_dry_11-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6(bottom,top),w7(bottom,top),w10(bottom,top),w11(bottom,top)</text:p>
          </table:table-cell>
          <table:table-cell office:value-type="string" calcext:value-type="string">
            <text:p>1-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ock ok; data look good</text:p>
          </table:table-cell>
        </table:table-row>
        <table:table-row table:style-name="ro1">
          <table:table-cell table:number-columns-repeated="2"/>
          <table:table-cell office:value-type="date" office:date-value="2019-11-01" calcext:value-type="date">
            <text:p>11/01/19</text:p>
          </table:table-cell>
          <table:table-cell office:value-type="string" calcext:value-type="string">
            <text:p>thermistors</text:p>
          </table:table-cell>
          <table:table-cell office:value-type="string" calcext:value-type="string">
            <text:p>THERM_moderate_11-0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clock ok; data look good</text:p>
          </table:table-cell>
        </table:table-row>
        <table:table-row table:style-name="ro1">
          <table:table-cell table:number-columns-repeated="2"/>
          <table:table-cell office:value-type="date" office:date-value="2019-11-01" calcext:value-type="date">
            <text:p>11/01/19</text:p>
          </table:table-cell>
          <table:table-cell office:value-type="string" calcext:value-type="string">
            <text:p>thermistors</text:p>
          </table:table-cell>
          <table:table-cell office:value-type="string" calcext:value-type="string">
            <text:p>THERM_dry_11-0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date" office:date-value="2019-11-01" calcext:value-type="date">
            <text:p>11/01/19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cale_output_wet_moderate_11-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6,w7,w10,w11,m6,m7,m10,m11</text:p>
          </table:table-cell>
          <table:table-cell office:value-type="string" calcext:value-type="string">
            <text:p>1-8</text:p>
          </table:table-cell>
          <table:table-cell office:value-type="string" calcext:value-type="string">
            <text:p>wet, moderate</text:p>
          </table:table-cell>
          <table:table-cell office:value-type="string" calcext:value-type="string">
            <text:p>changed RTC to see if that fixes freezing problem.</text:p>
          </table:table-cell>
        </table:table-row>
        <table:table-row table:style-name="ro1">
          <table:table-cell office:value-type="date" office:date-value="2019-10-23T16:00:00" calcext:value-type="date">
            <text:p>10/23/2019 16:00:00</text:p>
          </table:table-cell>
          <table:table-cell/>
          <table:table-cell office:value-type="date" office:date-value="2019-11-01" calcext:value-type="date">
            <text:p>11/01/19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cale_output_dry_11-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6,d7,d10,d11</text:p>
          </table:table-cell>
          <table:table-cell office:value-type="string" calcext:value-type="string">
            <text:p>9,10,12,14</text:p>
          </table:table-cell>
          <table:table-cell office:value-type="string" calcext:value-type="string">
            <text:p>dry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9-11-06" calcext:value-type="date">
            <text:p>11/06/19</text:p>
          </table:table-cell>
          <table:table-cell office:value-type="string" calcext:value-type="string">
            <text:p>thermistors</text:p>
          </table:table-cell>
          <table:table-cell office:value-type="string" calcext:value-type="string">
            <text:p>THERM_wet_dry_11-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6(bottom,top),w7(bottom,top),w10(bottom,top),w11(bottom,top)</text:p>
          </table:table-cell>
          <table:table-cell office:value-type="string" calcext:value-type="string">
            <text:p>1-8</text:p>
          </table:table-cell>
          <table:table-cell office:value-type="string" calcext:value-type="string">
            <text:p>wet, then dry</text:p>
          </table:table-cell>
          <table:table-cell office:value-type="string" calcext:value-type="string">
            <text:p>treatment changed in middle of file. Clock ok.</text:p>
          </table:table-cell>
        </table:table-row>
        <table:table-row table:style-name="ro1">
          <table:table-cell table:number-columns-repeated="2"/>
          <table:table-cell office:value-type="date" office:date-value="2019-11-06" calcext:value-type="date">
            <text:p>11/06/19</text:p>
          </table:table-cell>
          <table:table-cell office:value-type="string" calcext:value-type="string">
            <text:p>thermistors</text:p>
          </table:table-cell>
          <table:table-cell office:value-type="string" calcext:value-type="string">
            <text:p>THERM_moderate_11-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6(bottom,top),m7(bottom,top),m10(bottom,top),m11(bottom,top)</text:p>
          </table:table-cell>
          <table:table-cell/>
          <table:table-cell office:value-type="string" calcext:value-type="string">
            <text:p>moderate</text:p>
          </table:table-cell>
          <table:table-cell office:value-type="string" calcext:value-type="string">
            <text:p>clock ok</text:p>
          </table:table-cell>
        </table:table-row>
        <table:table-row table:style-name="ro1">
          <table:table-cell table:number-columns-repeated="2"/>
          <table:table-cell office:value-type="date" office:date-value="2019-11-06" calcext:value-type="date">
            <text:p>11/06/19</text:p>
          </table:table-cell>
          <table:table-cell office:value-type="string" calcext:value-type="string">
            <text:p>thermistors</text:p>
          </table:table-cell>
          <table:table-cell office:value-type="string" calcext:value-type="string">
            <text:p>THERM_dry_wet_11-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6(bottom,top),d7(bottom,top),d10(bottom,top),d11(bottom,top)</text:p>
          </table:table-cell>
          <table:table-cell/>
          <table:table-cell office:value-type="string" calcext:value-type="string">
            <text:p>dry, then wet</text:p>
          </table:table-cell>
          <table:table-cell office:value-type="string" calcext:value-type="string">
            <text:p>treatment changed in middle of file. Clock ok.</text:p>
          </table:table-cell>
        </table:table-row>
        <table:table-row table:style-name="ro1">
          <table:table-cell table:number-columns-repeated="2"/>
          <table:table-cell office:value-type="date" office:date-value="2019-11-06" calcext:value-type="date">
            <text:p>11/06/19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cale_output_dry_wet_11-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6,d7,d10,d11</text:p>
          </table:table-cell>
          <table:table-cell office:value-type="string" calcext:value-type="string">
            <text:p>9,10,12,14</text:p>
          </table:table-cell>
          <table:table-cell office:value-type="string" calcext:value-type="string">
            <text:p>dry, then wet</text:p>
          </table:table-cell>
          <table:table-cell office:value-type="string" calcext:value-type="string">
            <text:p>treatment changed in middle of file. Clock ok.</text:p>
          </table:table-cell>
        </table:table-row>
        <table:table-row table:style-name="ro1">
          <table:table-cell table:number-columns-repeated="2"/>
          <table:table-cell office:value-type="date" office:date-value="2019-11-06" calcext:value-type="date">
            <text:p>11/06/19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cale_output_wet_dry_moder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6,w7,w10,w11,m6,m7,m10,m11</text:p>
          </table:table-cell>
          <table:table-cell office:value-type="string" calcext:value-type="string">
            <text:p>1-8</text:p>
          </table:table-cell>
          <table:table-cell office:value-type="string" calcext:value-type="string">
            <text:p>wet, then dry (moderate remained same)</text:p>
          </table:table-cell>
          <table:table-cell office:value-type="string" calcext:value-type="string">
            <text:p>treatment changed in middle of file. Clock ok.</text:p>
          </table:table-cell>
        </table:table-row>
        <table:table-row table:style-name="ro1">
          <table:table-cell office:value-type="date" office:date-value="2019-10-23T16:00:00" calcext:value-type="date">
            <text:p>10/23/2019 16:00:00</text:p>
          </table:table-cell>
          <table:table-cell office:value-type="date" office:date-value="2019-11-02T17:21:00" calcext:value-type="date">
            <text:p>11/02/2019 17:21:00</text:p>
          </table:table-cell>
          <table:table-cell office:value-type="date" office:date-value="2019-11-02" calcext:value-type="date">
            <text:p>11/02/19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cale_output_dry_11-0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date" office:date-value="2019-11-08" calcext:value-type="date">
            <text:p>11/08/19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cale_output_D_11-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6,d7,d10,d11,w3,d1</text:p>
          </table:table-cell>
          <table:table-cell office:value-type="string" calcext:value-type="string">
            <text:p>9,10,12,14,15,16</text:p>
          </table:table-cell>
          <table:table-cell office:value-type="string" calcext:value-type="string">
            <text:p>wet (except scale 15 is dry)</text:p>
          </table:table-cell>
          <table:table-cell office:value-type="string" calcext:value-type="string">
            <text:p>Added 2 scales (15, 16) for Maria so started new file. Clock ok.</text:p>
          </table:table-cell>
        </table:table-row>
        <table:table-row table:style-name="ro1">
          <table:table-cell table:number-columns-repeated="2"/>
          <table:table-cell office:value-type="date" office:date-value="2019-11-08" calcext:value-type="date">
            <text:p>11/08/19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cale_output_W_M_11-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6,w7,w10,w11,m6,m7,m10,m11</text:p>
          </table:table-cell>
          <table:table-cell office:value-type="string" calcext:value-type="string">
            <text:p>1-8</text:p>
          </table:table-cell>
          <table:table-cell office:value-type="string" calcext:value-type="string">
            <text:p>dry, moderate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9-11-12" calcext:value-type="date">
            <text:p>11/12/19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cale_output_D_11-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6,d7,d10,d11,w3,d1</text:p>
          </table:table-cell>
          <table:table-cell office:value-type="string" calcext:value-type="string">
            <text:p>9,10,12,14,15,16</text:p>
          </table:table-cell>
          <table:table-cell office:value-type="string" calcext:value-type="string">
            <text:p>wet (except scale 15 is dry)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9-11-12" calcext:value-type="date">
            <text:p>11/12/19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cale_output_W_M_11-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6,w7,w10,w11,m6,m7,m10,m11</text:p>
          </table:table-cell>
          <table:table-cell office:value-type="string" calcext:value-type="string">
            <text:p>1-8</text:p>
          </table:table-cell>
          <table:table-cell office:value-type="string" calcext:value-type="string">
            <text:p>dry, moderate</text:p>
          </table:table-cell>
          <table:table-cell/>
        </table:table-row>
        <table:table-row table:style-name="ro1">
          <table:table-cell office:value-type="date" office:date-value="2019-11-08T13:58:00" calcext:value-type="date">
            <text:p>11/08/2019 13:58:00</text:p>
          </table:table-cell>
          <table:table-cell office:value-type="date" office:date-value="2019-11-13T09:20:00" calcext:value-type="date">
            <text:p>11/13/2019 09:20:00</text:p>
          </table:table-cell>
          <table:table-cell office:value-type="date" office:date-value="2019-11-13" calcext:value-type="date">
            <text:p>11/13/19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cale_output_D_11-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6,d7,d10,d11,w3,d1</text:p>
          </table:table-cell>
          <table:table-cell office:value-type="string" calcext:value-type="string">
            <text:p>9,10,12,14,15,16</text:p>
          </table:table-cell>
          <table:table-cell office:value-type="string" calcext:value-type="string">
            <text:p>wet (except scale 15 is dry)</text:p>
          </table:table-cell>
          <table:table-cell/>
        </table:table-row>
        <table:table-row table:style-name="ro1">
          <table:table-cell office:value-type="date" office:date-value="2019-11-06T15:04:00" calcext:value-type="date">
            <text:p>11/06/2019 15:04:00</text:p>
          </table:table-cell>
          <table:table-cell office:value-type="date" office:date-value="2019-11-13T09:22:00" calcext:value-type="date">
            <text:p>11/13/2019 09:22:00</text:p>
          </table:table-cell>
          <table:table-cell office:value-type="date" office:date-value="2019-11-13" calcext:value-type="date">
            <text:p>11/13/19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cale_output_W_M_11-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6,w7,w10,w11,m6,m7,m10,m11</text:p>
          </table:table-cell>
          <table:table-cell office:value-type="string" calcext:value-type="string">
            <text:p>1-8</text:p>
          </table:table-cell>
          <table:table-cell office:value-type="string" calcext:value-type="string">
            <text:p>dry, moderate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9-11-18" calcext:value-type="date">
            <text:p>11/18/19</text:p>
          </table:table-cell>
          <table:table-cell office:value-type="string" calcext:value-type="string">
            <text:p>thermistors</text:p>
          </table:table-cell>
          <table:table-cell office:value-type="string" calcext:value-type="string">
            <text:p>THERM_W_11-1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moved lower canopy thermistors to mid-canopy</text:p>
          </table:table-cell>
        </table:table-row>
        <table:table-row table:style-name="ro1">
          <table:table-cell table:number-columns-repeated="2"/>
          <table:table-cell office:value-type="date" office:date-value="2019-11-18" calcext:value-type="date">
            <text:p>11/18/19</text:p>
          </table:table-cell>
          <table:table-cell office:value-type="string" calcext:value-type="string">
            <text:p>thermistors</text:p>
          </table:table-cell>
          <table:table-cell office:value-type="string" calcext:value-type="string">
            <text:p>THERM_M_11-1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moved lower canopy thermistors to mid-canopy</text:p>
          </table:table-cell>
        </table:table-row>
        <table:table-row table:style-name="ro1">
          <table:table-cell table:number-columns-repeated="2"/>
          <table:table-cell office:value-type="date" office:date-value="2019-11-18" calcext:value-type="date">
            <text:p>11/18/19</text:p>
          </table:table-cell>
          <table:table-cell office:value-type="string" calcext:value-type="string">
            <text:p>thermistors</text:p>
          </table:table-cell>
          <table:table-cell office:value-type="string" calcext:value-type="string">
            <text:p>THERM_D_11-1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moved lower canopy thermistors to mid-canopy</text:p>
          </table:table-cell>
        </table:table-row>
        <table:table-row table:style-name="ro1">
          <table:table-cell table:number-columns-repeated="2"/>
          <table:table-cell office:value-type="date" office:date-value="2019-11-19" calcext:value-type="date">
            <text:p>11/19/19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cale_output_D_11-1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Maria switched plants on scale 16 (see notes). balanced scales and reset clock</text:p>
          </table:table-cell>
        </table:table-row>
        <table:table-row table:style-name="ro1">
          <table:table-cell table:number-columns-repeated="2"/>
          <table:table-cell office:value-type="date" office:date-value="2019-11-19" calcext:value-type="date">
            <text:p>11/19/19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cale_output_W_M_11-1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balanced scales and reset clock</text:p>
          </table:table-cell>
        </table:table-row>
        <table:table-row table:style-name="ro1">
          <table:table-cell table:number-columns-repeated="2"/>
          <table:table-cell office:value-type="date" office:date-value="2019-11-26" calcext:value-type="date">
            <text:p>11/26/19</text:p>
          </table:table-cell>
          <table:table-cell office:value-type="string" calcext:value-type="string">
            <text:p>thermistors</text:p>
          </table:table-cell>
          <table:table-cell office:value-type="string" calcext:value-type="string">
            <text:p>THERM_W_11-26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date" office:date-value="2019-11-26" calcext:value-type="date">
            <text:p>11/26/19</text:p>
          </table:table-cell>
          <table:table-cell office:value-type="string" calcext:value-type="string">
            <text:p>thermistors</text:p>
          </table:table-cell>
          <table:table-cell office:value-type="string" calcext:value-type="string">
            <text:p>THERM_M_11-26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date" office:date-value="2019-11-26" calcext:value-type="date">
            <text:p>11/26/19</text:p>
          </table:table-cell>
          <table:table-cell office:value-type="string" calcext:value-type="string">
            <text:p>thermistors</text:p>
          </table:table-cell>
          <table:table-cell office:value-type="string" calcext:value-type="string">
            <text:p>THERM_D_11-26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date" office:date-value="2019-11-26" calcext:value-type="date">
            <text:p>11/26/19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cale_output_D_11-26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date" office:date-value="2019-11-26" calcext:value-type="date">
            <text:p>11/26/19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cale_output_W_M_11-26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date" office:date-value="2019-11-27" calcext:value-type="date">
            <text:p>11/27/19</text:p>
          </table:table-cell>
          <table:table-cell office:value-type="string" calcext:value-type="string">
            <text:p>thermistors</text:p>
          </table:table-cell>
          <table:table-cell office:value-type="string" calcext:value-type="string">
            <text:p>THERM_W_11-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6, w7, w10, w11 (all at highest position)</text:p>
          </table:table-cell>
          <table:table-cell office:value-type="string" calcext:value-type="string">
            <text:p>moved thermistors to virgin plants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9-12-02" calcext:value-type="date">
            <text:p>12/02/19</text:p>
          </table:table-cell>
          <table:table-cell office:value-type="string" calcext:value-type="string">
            <text:p>thermistors</text:p>
          </table:table-cell>
          <table:table-cell office:value-type="string" calcext:value-type="string">
            <text:p>THERM_W_12-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26, w28, w25, w27 (all at highest position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date" office:date-value="2019-12-02" calcext:value-type="date">
            <text:p>12/02/19</text:p>
          </table:table-cell>
          <table:table-cell office:value-type="string" calcext:value-type="string">
            <text:p>thermistors</text:p>
          </table:table-cell>
          <table:table-cell office:value-type="string" calcext:value-type="string">
            <text:p>THERM_D_12-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6,d7,d10,d11 (all at highest position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date" office:date-value="2019-12-02" calcext:value-type="date">
            <text:p>12/02/19</text:p>
          </table:table-cell>
          <table:table-cell office:value-type="string" calcext:value-type="string">
            <text:p>thermistors</text:p>
          </table:table-cell>
          <table:table-cell office:value-type="string" calcext:value-type="string">
            <text:p>THERM_M_12-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6, m7, m10, m11 (all highest positions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date" office:date-value="2019-12-02" calcext:value-type="date">
            <text:p>12/02/19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cale_output_W_M_12-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E: STARTS WITH OLD PLANTS IN W BLOCK, THEN SWITCHED TO VIRGIN PLANTS ON 11/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date" office:date-value="2019-12-02" calcext:value-type="date">
            <text:p>12/02/19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cale_output_D_12-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D block plants plus Maria’s (ask her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date" office:date-value="2019-12-06" calcext:value-type="date">
            <text:p>12/06/19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cale_output_W_M_12-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26, w28, w25, w27, m6, m7, m10, m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date" office:date-value="2019-12-06" calcext:value-type="date">
            <text:p>12/06/19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cale_output_D_12-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D block plants plus Maria’s (ask her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date" office:date-value="2019-12-09" calcext:value-type="date">
            <text:p>12/09/19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cale_output_W_M_12-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26, w28, w25, w27, m6, m7, m10, m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date" office:date-value="2019-12-09" calcext:value-type="date">
            <text:p>12/09/19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cale_output_D_12-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D block plants plus Maria’s (ask her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date" office:date-value="2019-12-09" calcext:value-type="date">
            <text:p>12/09/19</text:p>
          </table:table-cell>
          <table:table-cell office:value-type="string" calcext:value-type="string">
            <text:p>thermistors</text:p>
          </table:table-cell>
          <table:table-cell office:value-type="string" calcext:value-type="string">
            <text:p>THERM_W_12-0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date" office:date-value="2019-12-09" calcext:value-type="date">
            <text:p>12/09/19</text:p>
          </table:table-cell>
          <table:table-cell office:value-type="string" calcext:value-type="string">
            <text:p>thermistors</text:p>
          </table:table-cell>
          <table:table-cell office:value-type="string" calcext:value-type="string">
            <text:p>THERM_D_12-0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TE: COLUMN HEADERS ARE WRONG—THEY HAVE “M” PLANT LABELS. THIS IS D BLOCK PLANTS.</text:p>
          </table:table-cell>
        </table:table-row>
        <table:table-row table:style-name="ro1">
          <table:table-cell table:number-columns-repeated="2"/>
          <table:table-cell office:value-type="date" office:date-value="2019-12-09" calcext:value-type="date">
            <text:p>12/09/19</text:p>
          </table:table-cell>
          <table:table-cell office:value-type="string" calcext:value-type="string">
            <text:p>thermistors</text:p>
          </table:table-cell>
          <table:table-cell office:value-type="string" calcext:value-type="string">
            <text:p>THERM_M_12-0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date" office:date-value="2019-12-11" calcext:value-type="date">
            <text:p>12/11/19</text:p>
          </table:table-cell>
          <table:table-cell office:value-type="string" calcext:value-type="string">
            <text:p>thermistors</text:p>
          </table:table-cell>
          <table:table-cell office:value-type="string" calcext:value-type="string">
            <text:p>THERM_W_12-11</text:p>
          </table:table-cell>
          <table:table-cell office:value-type="string" calcext:value-type="string">
            <text:p>no (last set of measurements in study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date" office:date-value="2019-12-11" calcext:value-type="date">
            <text:p>12/11/19</text:p>
          </table:table-cell>
          <table:table-cell office:value-type="string" calcext:value-type="string">
            <text:p>thermistors</text:p>
          </table:table-cell>
          <table:table-cell office:value-type="string" calcext:value-type="string">
            <text:p>THERM_M_12-11</text:p>
          </table:table-cell>
          <table:table-cell office:value-type="string" calcext:value-type="string">
            <text:p>no (last set of measurements in study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date" office:date-value="2019-12-11" calcext:value-type="date">
            <text:p>12/11/19</text:p>
          </table:table-cell>
          <table:table-cell office:value-type="string" calcext:value-type="string">
            <text:p>thermistors</text:p>
          </table:table-cell>
          <table:table-cell office:value-type="string" calcext:value-type="string">
            <text:p>THERM_D_12-11</text:p>
          </table:table-cell>
          <table:table-cell office:value-type="string" calcext:value-type="string">
            <text:p>no (last set of measurements in study)</text:p>
          </table:table-cell>
          <table:table-cell table:number-columns-repeated="4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</table:table>
      <table:table table:name="thermistor_notes" table:style-name="ta1">
        <office:forms form:automatic-focus="false" form:apply-design-mode="false"/>
        <table:table-column table:style-name="co8" table:default-cell-style-name="ce21"/>
        <table:table-column table:style-name="co9" table:default-cell-style-name="ce22"/>
        <table:table-column table:style-name="co8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row table:style-name="ro1"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ime_checked</text:p>
          </table:table-cell>
          <table:table-cell table:style-name="ce20" office:value-type="string" calcext:value-type="string">
            <text:p>pot id</text:p>
          </table:table-cell>
          <table:table-cell table:style-name="ce20" office:value-type="string" calcext:value-type="string">
            <text:p>position</text:p>
          </table:table-cell>
          <table:table-cell table:style-name="ce20" office:value-type="string" calcext:value-type="string">
            <text:p>thermistor condition</text:p>
          </table:table-cell>
          <table:table-cell table:style-name="ce20" office:value-type="string" calcext:value-type="string">
            <text:p>action taken</text:p>
          </table:table-cell>
          <table:table-cell table:style-name="ce20" office:value-type="string" calcext:value-type="string">
            <text:p>did it afffect data quality?</text:p>
          </table:table-cell>
          <table:table-cell table:style-name="ce20" office:value-type="string" calcext:value-type="string">
            <text:p>data_flag</text:p>
          </table:table-cell>
          <table:table-cell table:style-name="ce20" office:value-type="string" calcext:value-type="string">
            <text:p>data downloaded afterwards?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time checked (not downloaded)</text:p>
          </table:table-cell>
        </table:table-row>
        <table:table-row table:style-name="ro1">
          <table:table-cell office:value-type="date" office:date-value="2019-11-01" calcext:value-type="date">
            <text:p>11/01/2019</text:p>
          </table:table-cell>
          <table:table-cell office:value-type="time" office:time-value="PT12H48M00S" calcext:value-type="time">
            <text:p>12:48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lower</text:p>
          </table:table-cell>
          <table:table-cell table:style-name="ce23" office:value-type="string" calcext:value-type="string">
            <text:p>dead under thermistor; possibly in afternoon sun</text:p>
          </table:table-cell>
          <table:table-cell table:style-name="ce23"/>
          <table:table-cell table:style-name="ce23" office:value-type="string" calcext:value-type="string">
            <text:p>maybe (probably ok)</text:p>
          </table:table-cell>
          <table:table-cell table:style-name="ce23" table:number-columns-repeated="3"/>
          <table:table-cell table:style-name="ce19"/>
        </table:table-row>
        <table:table-row table:style-name="ro1">
          <table:table-cell office:value-type="date" office:date-value="2019-11-01" calcext:value-type="date">
            <text:p>11/01/2019</text:p>
          </table:table-cell>
          <table:table-cell office:value-type="time" office:time-value="PT12H48M00S" calcext:value-type="time">
            <text:p>12:48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upper</text:p>
          </table:table-cell>
          <table:table-cell table:style-name="ce23" office:value-type="string" calcext:value-type="string">
            <text:p>ok</text:p>
          </table:table-cell>
          <table:table-cell table:style-name="ce23" table:number-columns-repeated="5"/>
          <table:table-cell table:style-name="ce19"/>
        </table:table-row>
        <table:table-row table:style-name="ro1">
          <table:table-cell office:value-type="date" office:date-value="2019-11-01" calcext:value-type="date">
            <text:p>11/01/2019</text:p>
          </table:table-cell>
          <table:table-cell office:value-type="time" office:time-value="PT12H48M00S" calcext:value-type="time">
            <text:p>12:48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lower</text:p>
          </table:table-cell>
          <table:table-cell table:style-name="ce23" office:value-type="string" calcext:value-type="string">
            <text:p>ok</text:p>
          </table:table-cell>
          <table:table-cell table:style-name="ce23" table:number-columns-repeated="5"/>
          <table:table-cell table:style-name="ce19"/>
        </table:table-row>
        <table:table-row table:style-name="ro1">
          <table:table-cell office:value-type="date" office:date-value="2019-11-01" calcext:value-type="date">
            <text:p>11/01/2019</text:p>
          </table:table-cell>
          <table:table-cell office:value-type="time" office:time-value="PT12H48M00S" calcext:value-type="time">
            <text:p>12:48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upper</text:p>
          </table:table-cell>
          <table:table-cell table:style-name="ce23" office:value-type="string" calcext:value-type="string">
            <text:p>dead near thermistor</text:p>
          </table:table-cell>
          <table:table-cell table:style-name="ce23" table:number-columns-repeated="5"/>
          <table:table-cell table:style-name="ce19"/>
        </table:table-row>
        <table:table-row table:style-name="ro1">
          <table:table-cell office:value-type="date" office:date-value="2019-11-01" calcext:value-type="date">
            <text:p>11/01/2019</text:p>
          </table:table-cell>
          <table:table-cell office:value-type="time" office:time-value="PT12H48M00S" calcext:value-type="time">
            <text:p>12:48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lower</text:p>
          </table:table-cell>
          <table:table-cell table:style-name="ce23" office:value-type="string" calcext:value-type="string">
            <text:p>ok</text:p>
          </table:table-cell>
          <table:table-cell table:style-name="ce23" table:number-columns-repeated="5"/>
          <table:table-cell table:style-name="ce19"/>
        </table:table-row>
        <table:table-row table:style-name="ro1">
          <table:table-cell office:value-type="date" office:date-value="2019-11-01" calcext:value-type="date">
            <text:p>11/01/2019</text:p>
          </table:table-cell>
          <table:table-cell office:value-type="time" office:time-value="PT12H48M00S" calcext:value-type="time">
            <text:p>12:48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upper</text:p>
          </table:table-cell>
          <table:table-cell table:style-name="ce23" office:value-type="string" calcext:value-type="string">
            <text:p>ok</text:p>
          </table:table-cell>
          <table:table-cell table:style-name="ce23" table:number-columns-repeated="5"/>
          <table:table-cell table:style-name="ce19"/>
        </table:table-row>
        <table:table-row table:style-name="ro1">
          <table:table-cell office:value-type="date" office:date-value="2019-11-01" calcext:value-type="date">
            <text:p>11/01/2019</text:p>
          </table:table-cell>
          <table:table-cell office:value-type="time" office:time-value="PT12H48M00S" calcext:value-type="time">
            <text:p>12:48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lower</text:p>
          </table:table-cell>
          <table:table-cell table:style-name="ce23" office:value-type="string" calcext:value-type="string">
            <text:p>dead under thermistor</text:p>
          </table:table-cell>
          <table:table-cell table:style-name="ce23" table:number-columns-repeated="5"/>
          <table:table-cell table:style-name="ce19"/>
        </table:table-row>
        <table:table-row table:style-name="ro1">
          <table:table-cell office:value-type="date" office:date-value="2019-11-01" calcext:value-type="date">
            <text:p>11/01/2019</text:p>
          </table:table-cell>
          <table:table-cell office:value-type="time" office:time-value="PT12H48M00S" calcext:value-type="time">
            <text:p>12:48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upper</text:p>
          </table:table-cell>
          <table:table-cell table:style-name="ce23" office:value-type="string" calcext:value-type="string">
            <text:p>dead under thermistor</text:p>
          </table:table-cell>
          <table:table-cell table:style-name="ce23" table:number-columns-repeated="5"/>
          <table:table-cell table:style-name="ce19"/>
        </table:table-row>
        <table:table-row table:style-name="ro1">
          <table:table-cell office:value-type="date" office:date-value="2019-11-01" calcext:value-type="date">
            <text:p>11/01/2019</text:p>
          </table:table-cell>
          <table:table-cell office:value-type="time" office:time-value="PT12H20M00S" calcext:value-type="time">
            <text:p>12:20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lower</text:p>
          </table:table-cell>
          <table:table-cell table:style-name="ce23" office:value-type="string" calcext:value-type="string">
            <text:p>ok</text:p>
          </table:table-cell>
          <table:table-cell table:style-name="ce23" table:number-columns-repeated="5"/>
          <table:table-cell table:style-name="ce19"/>
        </table:table-row>
        <table:table-row table:style-name="ro1">
          <table:table-cell office:value-type="date" office:date-value="2019-11-01" calcext:value-type="date">
            <text:p>11/01/2019</text:p>
          </table:table-cell>
          <table:table-cell office:value-type="time" office:time-value="PT12H20M00S" calcext:value-type="time">
            <text:p>12:20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upper</text:p>
          </table:table-cell>
          <table:table-cell table:style-name="ce23" office:value-type="string" calcext:value-type="string">
            <text:p>dead under thermistor</text:p>
          </table:table-cell>
          <table:table-cell table:style-name="ce23" office:value-type="string" calcext:value-type="string">
            <text:p>moved slightly</text:p>
          </table:table-cell>
          <table:table-cell table:style-name="ce23" office:value-type="string" calcext:value-type="string">
            <text:p>maybe (probably ok)</text:p>
          </table:table-cell>
          <table:table-cell table:style-name="ce23" table:number-columns-repeated="3"/>
          <table:table-cell table:style-name="ce19"/>
        </table:table-row>
        <table:table-row table:style-name="ro1">
          <table:table-cell office:value-type="date" office:date-value="2019-11-01" calcext:value-type="date">
            <text:p>11/01/2019</text:p>
          </table:table-cell>
          <table:table-cell office:value-type="time" office:time-value="PT12H20M00S" calcext:value-type="time">
            <text:p>12:20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lower</text:p>
          </table:table-cell>
          <table:table-cell table:style-name="ce23" office:value-type="string" calcext:value-type="string">
            <text:p>dead near thermistor</text:p>
          </table:table-cell>
          <table:table-cell table:style-name="ce23" office:value-type="string" calcext:value-type="string">
            <text:p>moved slightly</text:p>
          </table:table-cell>
          <table:table-cell table:style-name="ce23" office:value-type="string" calcext:value-type="string">
            <text:p>maybe (probably ok)</text:p>
          </table:table-cell>
          <table:table-cell table:style-name="ce23" table:number-columns-repeated="3"/>
          <table:table-cell table:style-name="ce19"/>
        </table:table-row>
        <table:table-row table:style-name="ro1">
          <table:table-cell office:value-type="date" office:date-value="2019-11-01" calcext:value-type="date">
            <text:p>11/01/2019</text:p>
          </table:table-cell>
          <table:table-cell office:value-type="time" office:time-value="PT12H20M00S" calcext:value-type="time">
            <text:p>12:20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upper</text:p>
          </table:table-cell>
          <table:table-cell table:style-name="ce23" office:value-type="string" calcext:value-type="string">
            <text:p>dead near thermistor</text:p>
          </table:table-cell>
          <table:table-cell table:style-name="ce23" office:value-type="string" calcext:value-type="string">
            <text:p>moved slightly</text:p>
          </table:table-cell>
          <table:table-cell table:style-name="ce23" office:value-type="string" calcext:value-type="string">
            <text:p>maybe (probably ok)</text:p>
          </table:table-cell>
          <table:table-cell table:style-name="ce23" table:number-columns-repeated="3"/>
          <table:table-cell table:style-name="ce19"/>
        </table:table-row>
        <table:table-row table:style-name="ro1">
          <table:table-cell office:value-type="date" office:date-value="2019-11-01" calcext:value-type="date">
            <text:p>11/01/2019</text:p>
          </table:table-cell>
          <table:table-cell office:value-type="time" office:time-value="PT12H20M00S" calcext:value-type="time">
            <text:p>12:20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lower</text:p>
          </table:table-cell>
          <table:table-cell table:style-name="ce23" office:value-type="string" calcext:value-type="string">
            <text:p>dead under thermistor</text:p>
          </table:table-cell>
          <table:table-cell table:style-name="ce23" office:value-type="string" calcext:value-type="string">
            <text:p>moved slightly</text:p>
          </table:table-cell>
          <table:table-cell table:style-name="ce23" office:value-type="string" calcext:value-type="string">
            <text:p>maybe (probably ok)</text:p>
          </table:table-cell>
          <table:table-cell table:style-name="ce23" table:number-columns-repeated="3"/>
          <table:table-cell table:style-name="ce19"/>
        </table:table-row>
        <table:table-row table:style-name="ro1">
          <table:table-cell office:value-type="date" office:date-value="2019-11-01" calcext:value-type="date">
            <text:p>11/01/2019</text:p>
          </table:table-cell>
          <table:table-cell office:value-type="time" office:time-value="PT12H20M00S" calcext:value-type="time">
            <text:p>12:20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upper</text:p>
          </table:table-cell>
          <table:table-cell table:style-name="ce23" office:value-type="string" calcext:value-type="string">
            <text:p>dead under thermistor</text:p>
          </table:table-cell>
          <table:table-cell table:style-name="ce23" office:value-type="string" calcext:value-type="string">
            <text:p>moved slightly</text:p>
          </table:table-cell>
          <table:table-cell table:style-name="ce23" table:number-columns-repeated="4"/>
          <table:table-cell table:style-name="ce19"/>
        </table:table-row>
        <table:table-row table:style-name="ro1">
          <table:table-cell office:value-type="date" office:date-value="2019-11-01" calcext:value-type="date">
            <text:p>11/01/2019</text:p>
          </table:table-cell>
          <table:table-cell office:value-type="time" office:time-value="PT12H20M00S" calcext:value-type="time">
            <text:p>12:20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lower</text:p>
          </table:table-cell>
          <table:table-cell table:style-name="ce23" office:value-type="string" calcext:value-type="string">
            <text:p>dead under thermistor</text:p>
          </table:table-cell>
          <table:table-cell table:style-name="ce23" office:value-type="string" calcext:value-type="string">
            <text:p>moved slightly</text:p>
          </table:table-cell>
          <table:table-cell table:style-name="ce23" table:number-columns-repeated="4"/>
          <table:table-cell table:style-name="ce19"/>
        </table:table-row>
        <table:table-row table:style-name="ro1">
          <table:table-cell office:value-type="date" office:date-value="2019-11-01" calcext:value-type="date">
            <text:p>11/01/2019</text:p>
          </table:table-cell>
          <table:table-cell office:value-type="time" office:time-value="PT12H20M00S" calcext:value-type="time">
            <text:p>12:20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upper</text:p>
          </table:table-cell>
          <table:table-cell table:style-name="ce23" table:number-columns-repeated="6"/>
          <table:table-cell table:style-name="ce19"/>
        </table:table-row>
        <table:table-row table:style-name="ro1">
          <table:table-cell office:value-type="date" office:date-value="2019-11-01" calcext:value-type="date">
            <text:p>11/01/2019</text:p>
          </table:table-cell>
          <table:table-cell office:value-type="time" office:time-value="PT11H11M00S" calcext:value-type="time">
            <text:p>11:11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slightly</text:p>
          </table:table-cell>
          <table:table-cell table:number-columns-repeated="2"/>
          <table:table-cell table:style-name="ce23" table:number-columns-repeated="2"/>
          <table:table-cell table:style-name="ce19"/>
        </table:table-row>
        <table:table-row table:style-name="ro1">
          <table:table-cell office:value-type="date" office:date-value="2019-11-01" calcext:value-type="date">
            <text:p>11/01/2019</text:p>
          </table:table-cell>
          <table:table-cell office:value-type="time" office:time-value="PT11H11M00S" calcext:value-type="time">
            <text:p>11:11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ok</text:p>
          </table:table-cell>
          <table:table-cell table:number-columns-repeated="3"/>
          <table:table-cell table:style-name="ce23" table:number-columns-repeated="2"/>
          <table:table-cell table:style-name="ce19"/>
        </table:table-row>
        <table:table-row table:style-name="ro1">
          <table:table-cell office:value-type="date" office:date-value="2019-11-01" calcext:value-type="date">
            <text:p>11/01/2019</text:p>
          </table:table-cell>
          <table:table-cell office:value-type="time" office:time-value="PT11H11M00S" calcext:value-type="time">
            <text:p>11:11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lower</text:p>
          </table:table-cell>
          <table:table-cell table:style-name="ce23" office:value-type="string" calcext:value-type="string">
            <text:p>dead under thermistor</text:p>
          </table:table-cell>
          <table:table-cell table:style-name="ce23" office:value-type="string" calcext:value-type="string">
            <text:p>moved slightly</text:p>
          </table:table-cell>
          <table:table-cell table:style-name="ce23" office:value-type="string" calcext:value-type="string">
            <text:p>maybe (probably ok)</text:p>
          </table:table-cell>
          <table:table-cell table:style-name="ce23" table:number-columns-repeated="3"/>
          <table:table-cell table:style-name="ce19"/>
        </table:table-row>
        <table:table-row table:style-name="ro1">
          <table:table-cell office:value-type="date" office:date-value="2019-11-01" calcext:value-type="date">
            <text:p>11/01/2019</text:p>
          </table:table-cell>
          <table:table-cell office:value-type="time" office:time-value="PT11H11M00S" calcext:value-type="time">
            <text:p>11:11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upper</text:p>
          </table:table-cell>
          <table:table-cell table:style-name="ce23" office:value-type="string" calcext:value-type="string">
            <text:p>dead near thermistor</text:p>
          </table:table-cell>
          <table:table-cell table:style-name="ce23" office:value-type="string" calcext:value-type="string">
            <text:p>moved slightly</text:p>
          </table:table-cell>
          <table:table-cell table:style-name="ce23" office:value-type="string" calcext:value-type="string">
            <text:p>maybe (probably ok)</text:p>
          </table:table-cell>
          <table:table-cell table:style-name="ce23" table:number-columns-repeated="3"/>
          <table:table-cell table:style-name="ce19"/>
        </table:table-row>
        <table:table-row table:style-name="ro1">
          <table:table-cell office:value-type="date" office:date-value="2019-11-01" calcext:value-type="date">
            <text:p>11/01/2019</text:p>
          </table:table-cell>
          <table:table-cell office:value-type="time" office:time-value="PT11H11M00S" calcext:value-type="time">
            <text:p>11:11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lower</text:p>
          </table:table-cell>
          <table:table-cell table:style-name="ce23" office:value-type="string" calcext:value-type="string">
            <text:p>dead under thermistor</text:p>
          </table:table-cell>
          <table:table-cell table:style-name="ce23" office:value-type="string" calcext:value-type="string">
            <text:p>moved slightly</text:p>
          </table:table-cell>
          <table:table-cell table:style-name="ce23" office:value-type="string" calcext:value-type="string">
            <text:p>maybe</text:p>
          </table:table-cell>
          <table:table-cell table:style-name="ce23" table:number-columns-repeated="3"/>
          <table:table-cell table:style-name="ce19"/>
        </table:table-row>
        <table:table-row table:style-name="ro1">
          <table:table-cell office:value-type="date" office:date-value="2019-11-01" calcext:value-type="date">
            <text:p>11/01/2019</text:p>
          </table:table-cell>
          <table:table-cell office:value-type="time" office:time-value="PT11H11M00S" calcext:value-type="time">
            <text:p>11:11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upper</text:p>
          </table:table-cell>
          <table:table-cell table:style-name="ce23" office:value-type="string" calcext:value-type="string">
            <text:p>ok</text:p>
          </table:table-cell>
          <table:table-cell table:style-name="ce23" table:number-columns-repeated="5"/>
          <table:table-cell table:style-name="ce19"/>
        </table:table-row>
        <table:table-row table:style-name="ro1">
          <table:table-cell office:value-type="date" office:date-value="2019-11-01" calcext:value-type="date">
            <text:p>11/01/2019</text:p>
          </table:table-cell>
          <table:table-cell office:value-type="time" office:time-value="PT11H11M00S" calcext:value-type="time">
            <text:p>11:11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lower</text:p>
          </table:table-cell>
          <table:table-cell table:style-name="ce23" office:value-type="string" calcext:value-type="string">
            <text:p>dead near thermistor</text:p>
          </table:table-cell>
          <table:table-cell table:style-name="ce23" office:value-type="string" calcext:value-type="string">
            <text:p>moved slightly</text:p>
          </table:table-cell>
          <table:table-cell table:style-name="ce23" office:value-type="string" calcext:value-type="string">
            <text:p>maybe (probably ok)</text:p>
          </table:table-cell>
          <table:table-cell table:style-name="ce23" table:number-columns-repeated="3"/>
          <table:table-cell table:style-name="ce19"/>
        </table:table-row>
        <table:table-row table:style-name="ro1">
          <table:table-cell office:value-type="date" office:date-value="2019-11-01" calcext:value-type="date">
            <text:p>11/01/2019</text:p>
          </table:table-cell>
          <table:table-cell office:value-type="time" office:time-value="PT11H11M00S" calcext:value-type="time">
            <text:p>11:11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upper</text:p>
          </table:table-cell>
          <table:table-cell table:style-name="ce23" office:value-type="string" calcext:value-type="string">
            <text:p>in sun</text:p>
          </table:table-cell>
          <table:table-cell table:style-name="ce23" office:value-type="string" calcext:value-type="string">
            <text:p>moved up 1 leaf</text:p>
          </table:table-cell>
          <table:table-cell table:style-name="ce23" office:value-type="string" calcext:value-type="string">
            <text:p>probably (in sun)</text:p>
          </table:table-cell>
          <table:table-cell table:style-name="ce23" table:number-columns-repeated="3"/>
          <table:table-cell table:style-name="ce19"/>
        </table:table-row>
        <table:table-row table:style-name="ro1">
          <table:table-cell office:value-type="date" office:date-value="2019-11-05" calcext:value-type="date">
            <text:p>11/05/2019</text:p>
          </table:table-cell>
          <table:table-cell office:value-type="time" office:time-value="PT17H00M00S" calcext:value-type="time">
            <text:p>17:00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fell off leaf</text:p>
          </table:table-cell>
          <table:table-cell office:value-type="string" calcext:value-type="string">
            <text:p>put on higher leaf (original leaf broke; was too low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style-name="ce19"/>
        </table:table-row>
        <table:table-row table:style-name="ro1">
          <table:table-cell office:value-type="date" office:date-value="2019-11-05" calcext:value-type="date">
            <text:p>11/05/2019</text:p>
          </table:table-cell>
          <table:table-cell office:value-type="time" office:time-value="PT17H00M00S" calcext:value-type="time">
            <text:p>17:00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fell off leaf</text:p>
          </table:table-cell>
          <table:table-cell office:value-type="string" calcext:value-type="string">
            <text:p>put on same leaf (used electrical tape instead of duct tape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style-name="ce19"/>
        </table:table-row>
        <table:table-row table:style-name="ro1">
          <table:table-cell office:value-type="date" office:date-value="2019-11-05" calcext:value-type="date">
            <text:p>11/05/2019</text:p>
          </table:table-cell>
          <table:table-cell office:value-type="time" office:time-value="PT17H00M00S" calcext:value-type="time">
            <text:p>17:00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not touching leaf (small gap)</text:p>
          </table:table-cell>
          <table:table-cell office:value-type="string" calcext:value-type="string">
            <text:p>reattached with electrical tape</text:p>
          </table:table-cell>
          <table:table-cell office:value-type="string" calcext:value-type="string">
            <text:p>probably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style-name="ce19"/>
        </table:table-row>
        <table:table-row table:style-name="ro1">
          <table:table-cell office:value-type="date" office:date-value="2019-11-06" calcext:value-type="date">
            <text:p>11/06/2019</text:p>
          </table:table-cell>
          <table:table-cell office:value-type="time" office:time-value="PT14H10M00S" calcext:value-type="time">
            <text:p>14:10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slightly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table:style-name="ce19"/>
        </table:table-row>
        <table:table-row table:style-name="ro1">
          <table:table-cell office:value-type="date" office:date-value="2019-11-06" calcext:value-type="date">
            <text:p>11/06/2019</text:p>
          </table:table-cell>
          <table:table-cell office:value-type="time" office:time-value="PT14H10M00S" calcext:value-type="time">
            <text:p>14:10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dead under thermistor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maybe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19"/>
        </table:table-row>
        <table:table-row table:style-name="ro1">
          <table:table-cell office:value-type="date" office:date-value="2019-11-06" calcext:value-type="date">
            <text:p>11/06/2019</text:p>
          </table:table-cell>
          <table:table-cell office:value-type="time" office:time-value="PT14H10M00S" calcext:value-type="time">
            <text:p>14:10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slight dead under thermistor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maybe (probably ok)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19"/>
        </table:table-row>
        <table:table-row table:style-name="ro1">
          <table:table-cell office:value-type="date" office:date-value="2019-11-06" calcext:value-type="date">
            <text:p>11/06/2019</text:p>
          </table:table-cell>
          <table:table-cell office:value-type="time" office:time-value="PT14H10M00S" calcext:value-type="time">
            <text:p>14:10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slightly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table:style-name="ce19"/>
        </table:table-row>
        <table:table-row table:style-name="ro1">
          <table:table-cell office:value-type="date" office:date-value="2019-11-06" calcext:value-type="date">
            <text:p>11/06/2019</text:p>
          </table:table-cell>
          <table:table-cell office:value-type="time" office:time-value="PT14H10M00S" calcext:value-type="time">
            <text:p>14:10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slightly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table:style-name="ce19"/>
        </table:table-row>
        <table:table-row table:style-name="ro1">
          <table:table-cell office:value-type="date" office:date-value="2019-11-06" calcext:value-type="date">
            <text:p>11/06/2019</text:p>
          </table:table-cell>
          <table:table-cell office:value-type="time" office:time-value="PT14H10M00S" calcext:value-type="time">
            <text:p>14:10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slightly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table:style-name="ce19"/>
        </table:table-row>
        <table:table-row table:style-name="ro1">
          <table:table-cell office:value-type="date" office:date-value="2019-11-06" calcext:value-type="date">
            <text:p>11/06/2019</text:p>
          </table:table-cell>
          <table:table-cell office:value-type="time" office:time-value="PT14H10M00S" calcext:value-type="time">
            <text:p>14:10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slightly dead under thermistor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maybe (probably ok)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19"/>
        </table:table-row>
        <table:table-row table:style-name="ro1">
          <table:table-cell office:value-type="date" office:date-value="2019-11-06" calcext:value-type="date">
            <text:p>11/06/2019</text:p>
          </table:table-cell>
          <table:table-cell office:value-type="time" office:time-value="PT14H10M00S" calcext:value-type="time">
            <text:p>14:10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slight dead under thermistor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maybe (probably ok)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19"/>
        </table:table-row>
        <table:table-row table:style-name="ro1">
          <table:table-cell office:value-type="date" office:date-value="2019-11-06" calcext:value-type="date">
            <text:p>11/06/2019</text:p>
          </table:table-cell>
          <table:table-cell office:value-type="time" office:time-value="PT12H54M00S" calcext:value-type="time">
            <text:p>12:54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dead near thermistor</text:p>
          </table:table-cell>
          <table:table-cell office:value-type="string" calcext:value-type="string">
            <text:p>moved to another leaf (leaf dying)</text:p>
          </table:table-cell>
          <table:table-cell office:value-type="string" calcext:value-type="string">
            <text:p>maybe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19"/>
        </table:table-row>
        <table:table-row table:style-name="ro1">
          <table:table-cell office:value-type="date" office:date-value="2019-11-06" calcext:value-type="date">
            <text:p>11/06/2019</text:p>
          </table:table-cell>
          <table:table-cell office:value-type="time" office:time-value="PT12H54M00S" calcext:value-type="time">
            <text:p>12:54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slightly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table:style-name="ce19"/>
        </table:table-row>
        <table:table-row table:style-name="ro1">
          <table:table-cell office:value-type="date" office:date-value="2019-11-06" calcext:value-type="date">
            <text:p>11/06/2019</text:p>
          </table:table-cell>
          <table:table-cell office:value-type="time" office:time-value="PT12H54M00S" calcext:value-type="time">
            <text:p>12:54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dead near thermistor</text:p>
          </table:table-cell>
          <table:table-cell office:value-type="string" calcext:value-type="string">
            <text:p>moved up 1 leaf</text:p>
          </table:table-cell>
          <table:table-cell office:value-type="string" calcext:value-type="string">
            <text:p>maybe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19"/>
        </table:table-row>
        <table:table-row table:style-name="ro1">
          <table:table-cell office:value-type="date" office:date-value="2019-11-06" calcext:value-type="date">
            <text:p>11/06/2019</text:p>
          </table:table-cell>
          <table:table-cell office:value-type="time" office:time-value="PT12H54M00S" calcext:value-type="time">
            <text:p>12:54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dead under thermistor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maybe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19"/>
        </table:table-row>
        <table:table-row table:style-name="ro1">
          <table:table-cell office:value-type="date" office:date-value="2019-11-06" calcext:value-type="date">
            <text:p>11/06/2019</text:p>
          </table:table-cell>
          <table:table-cell office:value-type="time" office:time-value="PT12H54M00S" calcext:value-type="time">
            <text:p>12:54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entire area around thermistor dead (leaf dying generally)</text:p>
          </table:table-cell>
          <table:table-cell office:value-type="string" calcext:value-type="string">
            <text:p>moved up 2 leav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19"/>
        </table:table-row>
        <table:table-row table:style-name="ro1">
          <table:table-cell office:value-type="date" office:date-value="2019-11-06" calcext:value-type="date">
            <text:p>11/06/2019</text:p>
          </table:table-cell>
          <table:table-cell office:value-type="time" office:time-value="PT12H54M00S" calcext:value-type="time">
            <text:p>12:54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slight dead under thermistor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maybe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19"/>
        </table:table-row>
        <table:table-row table:style-name="ro1">
          <table:table-cell office:value-type="date" office:date-value="2019-11-06" calcext:value-type="date">
            <text:p>11/06/2019</text:p>
          </table:table-cell>
          <table:table-cell office:value-type="time" office:time-value="PT12H54M00S" calcext:value-type="time">
            <text:p>12:54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  <table:table-cell table:style-name="ce19"/>
        </table:table-row>
        <table:table-row table:style-name="ro1">
          <table:table-cell office:value-type="date" office:date-value="2019-11-06" calcext:value-type="date">
            <text:p>11/06/2019</text:p>
          </table:table-cell>
          <table:table-cell office:value-type="time" office:time-value="PT12H54M00S" calcext:value-type="time">
            <text:p>12:54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dead under thermistor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maybe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19"/>
        </table:table-row>
        <table:table-row table:style-name="ro1">
          <table:table-cell office:value-type="date" office:date-value="2019-11-06" calcext:value-type="date">
            <text:p>11/06/2019</text:p>
          </table:table-cell>
          <table:table-cell office:value-type="time" office:time-value="PT12H00M00S" calcext:value-type="time">
            <text:p>12:00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  <table:table-cell table:style-name="ce19"/>
        </table:table-row>
        <table:table-row table:style-name="ro1">
          <table:table-cell office:value-type="date" office:date-value="2019-11-06" calcext:value-type="date">
            <text:p>11/06/2019</text:p>
          </table:table-cell>
          <table:table-cell office:value-type="time" office:time-value="PT12H00M00S" calcext:value-type="time">
            <text:p>12:00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from mid-canopy to upper-canopy height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table:style-name="ce19"/>
        </table:table-row>
        <table:table-row table:style-name="ro1">
          <table:table-cell office:value-type="date" office:date-value="2019-11-06" calcext:value-type="date">
            <text:p>11/06/2019</text:p>
          </table:table-cell>
          <table:table-cell office:value-type="time" office:time-value="PT12H00M00S" calcext:value-type="time">
            <text:p>12:00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dead near thermistor</text:p>
          </table:table-cell>
          <table:table-cell office:value-type="string" calcext:value-type="string">
            <text:p>moved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table:style-name="ce19"/>
        </table:table-row>
        <table:table-row table:style-name="ro1">
          <table:table-cell office:value-type="date" office:date-value="2019-11-06" calcext:value-type="date">
            <text:p>11/06/2019</text:p>
          </table:table-cell>
          <table:table-cell office:value-type="time" office:time-value="PT12H00M00S" calcext:value-type="time">
            <text:p>12:00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from mid-canopy to upper-canopy height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table:style-name="ce19"/>
        </table:table-row>
        <table:table-row table:style-name="ro1">
          <table:table-cell office:value-type="date" office:date-value="2019-11-06" calcext:value-type="date">
            <text:p>11/06/2019</text:p>
          </table:table-cell>
          <table:table-cell office:value-type="time" office:time-value="PT12H00M00S" calcext:value-type="time">
            <text:p>12:00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not touching leaf (small gap); dead under thermistor</text:p>
          </table:table-cell>
          <table:table-cell office:value-type="string" calcext:value-type="string">
            <text:p>moved to next highest leaf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19"/>
        </table:table-row>
        <table:table-row table:style-name="ro1">
          <table:table-cell office:value-type="date" office:date-value="2019-11-06" calcext:value-type="date">
            <text:p>11/06/2019</text:p>
          </table:table-cell>
          <table:table-cell office:value-type="time" office:time-value="PT12H00M00S" calcext:value-type="time">
            <text:p>12:00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from mid-canopy to upper-canopy height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table:style-name="ce19"/>
        </table:table-row>
        <table:table-row table:style-name="ro1">
          <table:table-cell office:value-type="date" office:date-value="2019-11-06" calcext:value-type="date">
            <text:p>11/06/2019</text:p>
          </table:table-cell>
          <table:table-cell office:value-type="time" office:time-value="PT12H00M00S" calcext:value-type="time">
            <text:p>12:00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  <table:table-cell table:style-name="ce19"/>
        </table:table-row>
        <table:table-row table:style-name="ro1">
          <table:table-cell office:value-type="date" office:date-value="2019-11-06" calcext:value-type="date">
            <text:p>11/06/2019</text:p>
          </table:table-cell>
          <table:table-cell office:value-type="time" office:time-value="PT12H00M00S" calcext:value-type="time">
            <text:p>12:00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from mid-canopy to upper-canopy height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table:style-name="ce19"/>
        </table:table-row>
        <table:table-row table:style-name="ro1">
          <table:table-cell office:value-type="date" office:date-value="2019-11-12" calcext:value-type="date">
            <text:p>11/12/2019</text:p>
          </table:table-cell>
          <table:table-cell office:value-type="time" office:time-value="PT12H13M00S" calcext:value-type="time">
            <text:p>12:13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slight dead under thermistor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maybe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1-12" calcext:value-type="date">
            <text:p>11/12/2019</text:p>
          </table:table-cell>
          <table:table-cell office:value-type="time" office:time-value="PT12H13M00S" calcext:value-type="time">
            <text:p>12:13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thermistor fell off leaf</text:p>
          </table:table-cell>
          <table:table-cell office:value-type="string" calcext:value-type="string">
            <text:p>moved from mid-canopy to upper-canopy height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1-12" calcext:value-type="date">
            <text:p>11/12/2019</text:p>
          </table:table-cell>
          <table:table-cell office:value-type="time" office:time-value="PT12H13M00S" calcext:value-type="time">
            <text:p>12:13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slight dead under thermistor</text:p>
          </table:table-cell>
          <table:table-cell/>
          <table:table-cell office:value-type="string" calcext:value-type="string">
            <text:p>maybe (probably ok)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1-12" calcext:value-type="date">
            <text:p>11/12/2019</text:p>
          </table:table-cell>
          <table:table-cell office:value-type="time" office:time-value="PT12H13M00S" calcext:value-type="time">
            <text:p>12:13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from mid-canopy to upper-canopy height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date" office:date-value="2019-11-12" calcext:value-type="date">
            <text:p>11/12/2019</text:p>
          </table:table-cell>
          <table:table-cell office:value-type="time" office:time-value="PT12H13M00S" calcext:value-type="time">
            <text:p>12:13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lower</text:p>
          </table:table-cell>
          <table:table-cell table:number-columns-repeated="6"/>
          <table:table-cell table:style-name="ce19"/>
        </table:table-row>
        <table:table-row table:style-name="ro1">
          <table:table-cell office:value-type="date" office:date-value="2019-11-12" calcext:value-type="date">
            <text:p>11/12/2019</text:p>
          </table:table-cell>
          <table:table-cell office:value-type="time" office:time-value="PT12H13M00S" calcext:value-type="time">
            <text:p>12:13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ok </text:p>
          </table:table-cell>
          <table:table-cell office:value-type="string" calcext:value-type="string">
            <text:p>moved from mid-canopy to upper-canopy height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date" office:date-value="2019-11-12" calcext:value-type="date">
            <text:p>11/12/2019</text:p>
          </table:table-cell>
          <table:table-cell office:value-type="time" office:time-value="PT12H13M00S" calcext:value-type="time">
            <text:p>12:13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thermistor fell off leaf, hanging in air at about height of lowest wind sensro</text:p>
          </table:table-cell>
          <table:table-cell/>
          <table:table-cell office:value-type="string" calcext:value-type="string">
            <text:p>yes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1-12" calcext:value-type="date">
            <text:p>11/12/2019</text:p>
          </table:table-cell>
          <table:table-cell office:value-type="time" office:time-value="PT12H13M00S" calcext:value-type="time">
            <text:p>12:13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thermistor fell off leaf, hanging in air at about height of lowest wind sensor. MOVED TO HIGHEST WIND SENSOR POSITION</text:p>
          </table:table-cell>
          <table:table-cell office:value-type="string" calcext:value-type="string">
            <text:p>moved from mid-canopy to upper-canopy height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1-12" calcext:value-type="date">
            <text:p>11/12/2019</text:p>
          </table:table-cell>
          <table:table-cell office:value-type="time" office:time-value="PT11H15M00S" calcext:value-type="time">
            <text:p>11:15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slightly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date" office:date-value="2019-11-12" calcext:value-type="date">
            <text:p>11/12/2019</text:p>
          </table:table-cell>
          <table:table-cell office:value-type="time" office:time-value="PT11H15M00S" calcext:value-type="time">
            <text:p>11:15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not touching leaf (small gap)</text:p>
          </table:table-cell>
          <table:table-cell office:value-type="string" calcext:value-type="string">
            <text:p>moved from mid-canopy to upper-canopy height</text:p>
          </table:table-cell>
          <table:table-cell office:value-type="string" calcext:value-type="string">
            <text:p>maybe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1-12" calcext:value-type="date">
            <text:p>11/12/2019</text:p>
          </table:table-cell>
          <table:table-cell office:value-type="time" office:time-value="PT11H15M00S" calcext:value-type="time">
            <text:p>11:15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slightly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date" office:date-value="2019-11-12" calcext:value-type="date">
            <text:p>11/12/2019</text:p>
          </table:table-cell>
          <table:table-cell office:value-type="time" office:time-value="PT11H15M00S" calcext:value-type="time">
            <text:p>11:15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dead near thermistor</text:p>
          </table:table-cell>
          <table:table-cell office:value-type="string" calcext:value-type="string">
            <text:p>moved from mid-canopy to upper-canopy height</text:p>
          </table:table-cell>
          <table:table-cell office:value-type="string" calcext:value-type="string">
            <text:p>maybe (probably ok)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1-12" calcext:value-type="date">
            <text:p>11/12/2019</text:p>
          </table:table-cell>
          <table:table-cell office:value-type="time" office:time-value="PT11H15M00S" calcext:value-type="time">
            <text:p>11:15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not touching leaf (small gap)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probably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1-12" calcext:value-type="date">
            <text:p>11/12/2019</text:p>
          </table:table-cell>
          <table:table-cell office:value-type="time" office:time-value="PT11H15M00S" calcext:value-type="time">
            <text:p>11:15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from mid-canopy to upper-canopy height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date" office:date-value="2019-11-12" calcext:value-type="date">
            <text:p>11/12/2019</text:p>
          </table:table-cell>
          <table:table-cell office:value-type="time" office:time-value="PT11H15M00S" calcext:value-type="time">
            <text:p>11:15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slightly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date" office:date-value="2019-11-12" calcext:value-type="date">
            <text:p>11/12/2019</text:p>
          </table:table-cell>
          <table:table-cell office:value-type="time" office:time-value="PT11H15M00S" calcext:value-type="time">
            <text:p>11:15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from mid-canopy to upper-canopy height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date" office:date-value="2019-11-12" calcext:value-type="date">
            <text:p>11/12/2019</text:p>
          </table:table-cell>
          <table:table-cell office:value-type="time" office:time-value="PT10H25M00S" calcext:value-type="time">
            <text:p>10:25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thermistor fell off leaf (leaf died)</text:p>
          </table:table-cell>
          <table:table-cell office:value-type="string" calcext:value-type="string">
            <text:p>moved to higher leaf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1-12" calcext:value-type="date">
            <text:p>11/12/2019</text:p>
          </table:table-cell>
          <table:table-cell office:value-type="time" office:time-value="PT10H25M00S" calcext:value-type="time">
            <text:p>10:25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slightly dead under thermistor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maybe (probably ok)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1-12" calcext:value-type="date">
            <text:p>11/12/2019</text:p>
          </table:table-cell>
          <table:table-cell office:value-type="time" office:time-value="PT10H25M00S" calcext:value-type="time">
            <text:p>10:25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leaf dead under/near thermistor</text:p>
          </table:table-cell>
          <table:table-cell office:value-type="string" calcext:value-type="string">
            <text:p>moved to next highest leaf</text:p>
          </table:table-cell>
          <table:table-cell office:value-type="string" calcext:value-type="string">
            <text:p>probably</text:p>
          </table:table-cell>
          <table:table-cell table:number-columns-repeated="2"/>
          <table:table-cell office:value-type="string" calcext:value-type="string">
            <text:p>plant stressed; losing lower leaves.</text:p>
          </table:table-cell>
          <table:table-cell table:style-name="ce19"/>
        </table:table-row>
        <table:table-row table:style-name="ro1">
          <table:table-cell office:value-type="date" office:date-value="2019-11-12" calcext:value-type="date">
            <text:p>11/12/2019</text:p>
          </table:table-cell>
          <table:table-cell office:value-type="time" office:time-value="PT10H25M00S" calcext:value-type="time">
            <text:p>10:25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dead near thermistor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maybe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1-12" calcext:value-type="date">
            <text:p>11/12/2019</text:p>
          </table:table-cell>
          <table:table-cell office:value-type="time" office:time-value="PT10H25M00S" calcext:value-type="time">
            <text:p>10:25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leaf yellow (half-dead) under thermistor</text:p>
          </table:table-cell>
          <table:table-cell office:value-type="string" calcext:value-type="string">
            <text:p>moved to next highest leaf</text:p>
          </table:table-cell>
          <table:table-cell office:value-type="string" calcext:value-type="string">
            <text:p>probably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1-12" calcext:value-type="date">
            <text:p>11/12/2019</text:p>
          </table:table-cell>
          <table:table-cell office:value-type="time" office:time-value="PT10H25M00S" calcext:value-type="time">
            <text:p>10:25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to next highest leaf (leaf drooping below correct height)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date" office:date-value="2019-11-12" calcext:value-type="date">
            <text:p>11/12/2019</text:p>
          </table:table-cell>
          <table:table-cell office:value-type="time" office:time-value="PT10H25M00S" calcext:value-type="time">
            <text:p>10:25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leaf entirely dead</text:p>
          </table:table-cell>
          <table:table-cell office:value-type="string" calcext:value-type="string">
            <text:p>moved to next highest leaf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1-12" calcext:value-type="date">
            <text:p>11/12/2019</text:p>
          </table:table-cell>
          <table:table-cell office:value-type="time" office:time-value="PT10H25M00S" calcext:value-type="time">
            <text:p>10:25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dead under thermistor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maybe (probably ok)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1-18" calcext:value-type="date">
            <text:p>11/18/2019</text:p>
          </table:table-cell>
          <table:table-cell office:value-type="time" office:time-value="PT12H08M00S" calcext:value-type="time">
            <text:p>12:08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slight dead under thermistor</text:p>
          </table:table-cell>
          <table:table-cell office:value-type="string" calcext:value-type="string">
            <text:p>moved from lower canopy to mid-canopy</text:p>
          </table:table-cell>
          <table:table-cell office:value-type="string" calcext:value-type="string">
            <text:p>maybe (probably ok)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1-18" calcext:value-type="date">
            <text:p>11/18/2019</text:p>
          </table:table-cell>
          <table:table-cell office:value-type="time" office:time-value="PT12H08M00S" calcext:value-type="time">
            <text:p>12:08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slight dead under thermistor</text:p>
          </table:table-cell>
          <table:table-cell office:value-type="string" calcext:value-type="string">
            <text:p>moved to higher leaf</text:p>
          </table:table-cell>
          <table:table-cell office:value-type="string" calcext:value-type="string">
            <text:p>maybe (probably ok)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1-18" calcext:value-type="date">
            <text:p>11/18/2019</text:p>
          </table:table-cell>
          <table:table-cell office:value-type="time" office:time-value="PT12H08M00S" calcext:value-type="time">
            <text:p>12:08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leaf slightly dead under thermistor</text:p>
          </table:table-cell>
          <table:table-cell office:value-type="string" calcext:value-type="string">
            <text:p>moved from lower canopy to mid-canopy</text:p>
          </table:table-cell>
          <table:table-cell office:value-type="string" calcext:value-type="string">
            <text:p>maybe (probably ok)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1-18" calcext:value-type="date">
            <text:p>11/18/2019</text:p>
          </table:table-cell>
          <table:table-cell office:value-type="time" office:time-value="PT12H08M00S" calcext:value-type="time">
            <text:p>12:08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eaf slightly dead under thermistor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maybe (probably ok)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1-18" calcext:value-type="date">
            <text:p>11/18/2019</text:p>
          </table:table-cell>
          <table:table-cell office:value-type="time" office:time-value="PT12H08M00S" calcext:value-type="time">
            <text:p>12:08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from lower canopy to mid-canopy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date" office:date-value="2019-11-18" calcext:value-type="date">
            <text:p>11/18/2019</text:p>
          </table:table-cell>
          <table:table-cell office:value-type="time" office:time-value="PT12H08M00S" calcext:value-type="time">
            <text:p>12:08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slight dead under thermistor</text:p>
          </table:table-cell>
          <table:table-cell office:value-type="string" calcext:value-type="string">
            <text:p>moved to higher leaf</text:p>
          </table:table-cell>
          <table:table-cell office:value-type="string" calcext:value-type="string">
            <text:p>maybe (probably ok)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1-18" calcext:value-type="date">
            <text:p>11/18/2019</text:p>
          </table:table-cell>
          <table:table-cell office:value-type="time" office:time-value="PT12H08M00S" calcext:value-type="time">
            <text:p>12:08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from lower canopy to mid-canopy</text:p>
          </table:table-cell>
          <table:table-cell table:number-columns-repeated="3"/>
          <table:table-cell office:value-type="string" calcext:value-type="string">
            <text:p>thermistor broke when moving; replaced</text:p>
          </table:table-cell>
          <table:table-cell table:style-name="ce19"/>
        </table:table-row>
        <table:table-row table:style-name="ro1">
          <table:table-cell office:value-type="date" office:date-value="2019-11-18" calcext:value-type="date">
            <text:p>11/18/2019</text:p>
          </table:table-cell>
          <table:table-cell office:value-type="time" office:time-value="PT12H08M00S" calcext:value-type="time">
            <text:p>12:08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eaf slightly dead under thermistor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maybe (probably ok)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1-18" calcext:value-type="date">
            <text:p>11/18/2019</text:p>
          </table:table-cell>
          <table:table-cell office:value-type="time" office:time-value="PT11H07M00S" calcext:value-type="time">
            <text:p>11:07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from lower canopy to mid-canopy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date" office:date-value="2019-11-18" calcext:value-type="date">
            <text:p>11/18/2019</text:p>
          </table:table-cell>
          <table:table-cell office:value-type="time" office:time-value="PT11H07M00S" calcext:value-type="time">
            <text:p>11:07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slightly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date" office:date-value="2019-11-18" calcext:value-type="date">
            <text:p>11/18/2019</text:p>
          </table:table-cell>
          <table:table-cell office:value-type="time" office:time-value="PT11H07M00S" calcext:value-type="time">
            <text:p>11:07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from lower canopy to mid-canopy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date" office:date-value="2019-11-18" calcext:value-type="date">
            <text:p>11/18/2019</text:p>
          </table:table-cell>
          <table:table-cell office:value-type="time" office:time-value="PT11H07M00S" calcext:value-type="time">
            <text:p>11:07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slightly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date" office:date-value="2019-11-18" calcext:value-type="date">
            <text:p>11/18/2019</text:p>
          </table:table-cell>
          <table:table-cell office:value-type="time" office:time-value="PT11H07M00S" calcext:value-type="time">
            <text:p>11:07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leaf slightly dead near thermistor</text:p>
          </table:table-cell>
          <table:table-cell office:value-type="string" calcext:value-type="string">
            <text:p>moved from lower canopy to mid-canopy</text:p>
          </table:table-cell>
          <table:table-cell office:value-type="string" calcext:value-type="string">
            <text:p>maybe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1-18" calcext:value-type="date">
            <text:p>11/18/2019</text:p>
          </table:table-cell>
          <table:table-cell office:value-type="time" office:time-value="PT11H07M00S" calcext:value-type="time">
            <text:p>11:07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slightly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date" office:date-value="2019-11-18" calcext:value-type="date">
            <text:p>11/18/2019</text:p>
          </table:table-cell>
          <table:table-cell office:value-type="time" office:time-value="PT11H07M00S" calcext:value-type="time">
            <text:p>11:07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from lower canopy to mid-canopy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date" office:date-value="2019-11-18" calcext:value-type="date">
            <text:p>11/18/2019</text:p>
          </table:table-cell>
          <table:table-cell office:value-type="time" office:time-value="PT11H07M00S" calcext:value-type="time">
            <text:p>11:07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ok </text:p>
          </table:table-cell>
          <table:table-cell office:value-type="string" calcext:value-type="string">
            <text:p>moved slightly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date" office:date-value="2019-11-18" calcext:value-type="date">
            <text:p>11/18/2019</text:p>
          </table:table-cell>
          <table:table-cell office:value-type="time" office:time-value="PT10H01M00S" calcext:value-type="time">
            <text:p>10:01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from lower canopy to mid-canopy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1-18" calcext:value-type="date">
            <text:p>11/18/2019</text:p>
          </table:table-cell>
          <table:table-cell office:value-type="time" office:time-value="PT10H01M00S" calcext:value-type="time">
            <text:p>10:01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ok </text:p>
          </table:table-cell>
          <table:table-cell office:value-type="string" calcext:value-type="string">
            <text:p>moved slightly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date" office:date-value="2019-11-18" calcext:value-type="date">
            <text:p>11/18/2019</text:p>
          </table:table-cell>
          <table:table-cell office:value-type="time" office:time-value="PT10H01M00S" calcext:value-type="time">
            <text:p>10:01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from lower canopy to mid-canopy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date" office:date-value="2019-11-18" calcext:value-type="date">
            <text:p>11/18/2019</text:p>
          </table:table-cell>
          <table:table-cell office:value-type="time" office:time-value="PT10H01M00S" calcext:value-type="time">
            <text:p>10:01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eaf dead under thermistor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probably</text:p>
          </table:table-cell>
          <table:table-cell table:number-columns-repeated="2"/>
          <table:table-cell office:value-type="string" calcext:value-type="string">
            <text:p>next to Jon A.’s thermistor</text:p>
          </table:table-cell>
          <table:table-cell table:style-name="ce19"/>
        </table:table-row>
        <table:table-row table:style-name="ro1">
          <table:table-cell office:value-type="date" office:date-value="2019-11-18" calcext:value-type="date">
            <text:p>11/18/2019</text:p>
          </table:table-cell>
          <table:table-cell office:value-type="time" office:time-value="PT10H01M00S" calcext:value-type="time">
            <text:p>10:01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leaf dead around thermistor</text:p>
          </table:table-cell>
          <table:table-cell office:value-type="string" calcext:value-type="string">
            <text:p>moved from lower canopy to mid-canopy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date" office:date-value="2019-11-18" calcext:value-type="date">
            <text:p>11/18/2019</text:p>
          </table:table-cell>
          <table:table-cell office:value-type="time" office:time-value="PT10H01M00S" calcext:value-type="time">
            <text:p>10:01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slightly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date" office:date-value="2019-11-18" calcext:value-type="date">
            <text:p>11/18/2019</text:p>
          </table:table-cell>
          <table:table-cell office:value-type="time" office:time-value="PT10H01M00S" calcext:value-type="time">
            <text:p>10:01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leaf completely dead around thermistor</text:p>
          </table:table-cell>
          <table:table-cell office:value-type="string" calcext:value-type="string">
            <text:p>moved from lower canopy to mid-canopy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1-18" calcext:value-type="date">
            <text:p>11/18/2019</text:p>
          </table:table-cell>
          <table:table-cell office:value-type="time" office:time-value="PT10H01M00S" calcext:value-type="time">
            <text:p>10:01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to next highest leaf, to avoid sun completely</text:p>
          </table:table-cell>
          <table:table-cell office:value-type="string" calcext:value-type="string">
            <text:p>only during sun -see notes</text:p>
          </table:table-cell>
          <table:table-cell table:number-columns-repeated="2"/>
          <table:table-cell office:value-type="string" calcext:value-type="string">
            <text:p>thermistor in sun now (probably only for an hour each morning)</text:p>
          </table:table-cell>
          <table:table-cell table:style-name="ce19"/>
        </table:table-row>
        <table:table-row table:style-name="ro1">
          <table:table-cell office:value-type="date" office:date-value="2019-11-26" calcext:value-type="date">
            <text:p>11/26/2019</text:p>
          </table:table-cell>
          <table:table-cell office:value-type="time" office:time-value="PT12H58M00S" calcext:value-type="time">
            <text:p>12:58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slight dead under thermistor</text:p>
          </table:table-cell>
          <table:table-cell office:value-type="string" calcext:value-type="string">
            <text:p>moved to upper canopy (top wind sensor)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date" office:date-value="2019-11-26" calcext:value-type="date">
            <text:p>11/26/2019</text:p>
          </table:table-cell>
          <table:table-cell office:value-type="time" office:time-value="PT12H58M00S" calcext:value-type="time">
            <text:p>12:58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slightly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date" office:date-value="2019-11-26" calcext:value-type="date">
            <text:p>11/26/2019</text:p>
          </table:table-cell>
          <table:table-cell office:value-type="time" office:time-value="PT12H58M00S" calcext:value-type="time">
            <text:p>12:58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dead under thermistor</text:p>
          </table:table-cell>
          <table:table-cell office:value-type="string" calcext:value-type="string">
            <text:p>moved to upper canopy (top wind sensor)</text:p>
          </table:table-cell>
          <table:table-cell office:value-type="string" calcext:value-type="string">
            <text:p>probably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1-26" calcext:value-type="date">
            <text:p>11/26/2019</text:p>
          </table:table-cell>
          <table:table-cell office:value-type="time" office:time-value="PT12H58M00S" calcext:value-type="time">
            <text:p>12:58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slight dead under thermistor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maybe (probably ok)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1-26" calcext:value-type="date">
            <text:p>11/26/2019</text:p>
          </table:table-cell>
          <table:table-cell office:value-type="time" office:time-value="PT12H58M00S" calcext:value-type="time">
            <text:p>12:58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to upper canopy (top wind sensor)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date" office:date-value="2019-11-26" calcext:value-type="date">
            <text:p>11/26/2019</text:p>
          </table:table-cell>
          <table:table-cell office:value-type="time" office:time-value="PT12H58M00S" calcext:value-type="time">
            <text:p>12:58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slightly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date" office:date-value="2019-11-26" calcext:value-type="date">
            <text:p>11/26/2019</text:p>
          </table:table-cell>
          <table:table-cell office:value-type="time" office:time-value="PT12H58M00S" calcext:value-type="time">
            <text:p>12:58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to upper canopy (top wind sensor)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date" office:date-value="2019-11-26" calcext:value-type="date">
            <text:p>11/26/2019</text:p>
          </table:table-cell>
          <table:table-cell office:value-type="time" office:time-value="PT12H58M00S" calcext:value-type="time">
            <text:p>12:58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slight dead under thermistor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maybe (probably ok)</text:p>
          </table:table-cell>
          <table:table-cell table:number-columns-repeated="2"/>
          <table:table-cell office:value-type="string" calcext:value-type="string">
            <text:p>thermistor broke when moving; fixed</text:p>
          </table:table-cell>
          <table:table-cell table:style-name="ce19"/>
        </table:table-row>
        <table:table-row table:style-name="ro1">
          <table:table-cell office:value-type="date" office:date-value="2019-11-26" calcext:value-type="date">
            <text:p>11/26/2019</text:p>
          </table:table-cell>
          <table:table-cell office:value-type="time" office:time-value="PT12H13M00S" calcext:value-type="time">
            <text:p>12:13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slight dead under thermistor</text:p>
          </table:table-cell>
          <table:table-cell office:value-type="string" calcext:value-type="string">
            <text:p>moved to upper canopy (top wind sensor)</text:p>
          </table:table-cell>
          <table:table-cell office:value-type="string" calcext:value-type="string">
            <text:p>maybe (probably ok)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1-26" calcext:value-type="date">
            <text:p>11/26/2019</text:p>
          </table:table-cell>
          <table:table-cell office:value-type="time" office:time-value="PT12H13M00S" calcext:value-type="time">
            <text:p>12:13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slightly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date" office:date-value="2019-11-26" calcext:value-type="date">
            <text:p>11/26/2019</text:p>
          </table:table-cell>
          <table:table-cell office:value-type="time" office:time-value="PT12H13M00S" calcext:value-type="time">
            <text:p>12:13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slight dead and tiny hole in leaf under thermistor</text:p>
          </table:table-cell>
          <table:table-cell office:value-type="string" calcext:value-type="string">
            <text:p>moved to upper canopy (top wind sensor)</text:p>
          </table:table-cell>
          <table:table-cell office:value-type="string" calcext:value-type="string">
            <text:p>maybe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1-26" calcext:value-type="date">
            <text:p>11/26/2019</text:p>
          </table:table-cell>
          <table:table-cell office:value-type="time" office:time-value="PT12H13M00S" calcext:value-type="time">
            <text:p>12:13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slight dead under thermistor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maybe (probably ok)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1-26" calcext:value-type="date">
            <text:p>11/26/2019</text:p>
          </table:table-cell>
          <table:table-cell office:value-type="time" office:time-value="PT12H13M00S" calcext:value-type="time">
            <text:p>12:13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to upper canopy (top wind sensor)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date" office:date-value="2019-11-26" calcext:value-type="date">
            <text:p>11/26/2019</text:p>
          </table:table-cell>
          <table:table-cell office:value-type="time" office:time-value="PT12H13M00S" calcext:value-type="time">
            <text:p>12:13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eaf turned towards afternoon sun</text:p>
          </table:table-cell>
          <table:table-cell office:value-type="string" calcext:value-type="string">
            <text:p>moved to next highest leaf</text:p>
          </table:table-cell>
          <table:table-cell office:value-type="string" calcext:value-type="string">
            <text:p>probably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1-26" calcext:value-type="date">
            <text:p>11/26/2019</text:p>
          </table:table-cell>
          <table:table-cell office:value-type="time" office:time-value="PT12H13M00S" calcext:value-type="time">
            <text:p>12:13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to upper canopy (top wind sensor)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date" office:date-value="2019-11-26" calcext:value-type="date">
            <text:p>11/26/2019</text:p>
          </table:table-cell>
          <table:table-cell office:value-type="time" office:time-value="PT12H13M00S" calcext:value-type="time">
            <text:p>12:13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slight dead under thermistor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maybe (probably ok)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1-26" calcext:value-type="date">
            <text:p>11/26/2019</text:p>
          </table:table-cell>
          <table:table-cell office:value-type="time" office:time-value="PT10H59M00S" calcext:value-type="time">
            <text:p>10:5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to upper canopy (top wind sensor)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date" office:date-value="2019-11-26" calcext:value-type="date">
            <text:p>11/26/2019</text:p>
          </table:table-cell>
          <table:table-cell office:value-type="time" office:time-value="PT10H59M00S" calcext:value-type="time">
            <text:p>10:5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to next highest leaf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date" office:date-value="2019-11-26" calcext:value-type="date">
            <text:p>11/26/2019</text:p>
          </table:table-cell>
          <table:table-cell office:value-type="time" office:time-value="PT10H59M00S" calcext:value-type="time">
            <text:p>10:59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leaf yellowing under and around thermistor</text:p>
          </table:table-cell>
          <table:table-cell office:value-type="string" calcext:value-type="string">
            <text:p>moved to upper canopy (top wind sensor)</text:p>
          </table:table-cell>
          <table:table-cell office:value-type="string" calcext:value-type="string">
            <text:p>maybe</text:p>
          </table:table-cell>
          <table:table-cell table:number-columns-repeated="2"/>
          <table:table-cell office:value-type="string" calcext:value-type="string">
            <text:p>leaf 50% dead at end; and some dead tissue near thermistor</text:p>
          </table:table-cell>
          <table:table-cell table:style-name="ce19"/>
        </table:table-row>
        <table:table-row table:style-name="ro1">
          <table:table-cell office:value-type="date" office:date-value="2019-11-26" calcext:value-type="date">
            <text:p>11/26/2019</text:p>
          </table:table-cell>
          <table:table-cell office:value-type="time" office:time-value="PT10H59M00S" calcext:value-type="time">
            <text:p>10:59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eaf dead under thermistor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maybe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1-26" calcext:value-type="date">
            <text:p>11/26/2019</text:p>
          </table:table-cell>
          <table:table-cell office:value-type="time" office:time-value="PT10H59M00S" calcext:value-type="time">
            <text:p>10:5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ok but may get some morning sun</text:p>
          </table:table-cell>
          <table:table-cell office:value-type="string" calcext:value-type="string">
            <text:p>moved to upper canopy (top wind sensor)</text:p>
          </table:table-cell>
          <table:table-cell office:value-type="string" calcext:value-type="string">
            <text:p>maybe (probably ok)</text:p>
          </table:table-cell>
          <table:table-cell table:number-columns-repeated="2"/>
          <table:table-cell office:value-type="string" calcext:value-type="string">
            <text:p>leaf 60% dead but not near thermistor</text:p>
          </table:table-cell>
          <table:table-cell table:style-name="ce19"/>
        </table:table-row>
        <table:table-row table:style-name="ro1">
          <table:table-cell office:value-type="date" office:date-value="2019-11-26" calcext:value-type="date">
            <text:p>11/26/2019</text:p>
          </table:table-cell>
          <table:table-cell office:value-type="time" office:time-value="PT10H59M00S" calcext:value-type="time">
            <text:p>10:5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slightly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date" office:date-value="2019-11-26" calcext:value-type="date">
            <text:p>11/26/2019</text:p>
          </table:table-cell>
          <table:table-cell office:value-type="time" office:time-value="PT10H59M00S" calcext:value-type="time">
            <text:p>10:5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to upper canopy (top wind sensor)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date" office:date-value="2019-11-26" calcext:value-type="date">
            <text:p>11/26/2019</text:p>
          </table:table-cell>
          <table:table-cell office:value-type="time" office:time-value="PT10H59M00S" calcext:value-type="time">
            <text:p>10:5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slightly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date" office:date-value="2019-12-02" calcext:value-type="date">
            <text:p>12/02/2019</text:p>
          </table:table-cell>
          <table:table-cell office:value-type="time" office:time-value="PT12H15M00S" calcext:value-type="time">
            <text:p>12:15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slight dead under thermistor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maybe (probably ok)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2-02" calcext:value-type="date">
            <text:p>12/02/2019</text:p>
          </table:table-cell>
          <table:table-cell office:value-type="time" office:time-value="PT12H15M00S" calcext:value-type="time">
            <text:p>12:15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dead under thermistor and small hole in leaf under thermistor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probably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2-02" calcext:value-type="date">
            <text:p>12/02/2019</text:p>
          </table:table-cell>
          <table:table-cell office:value-type="time" office:time-value="PT12H15M00S" calcext:value-type="time">
            <text:p>12:15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slight dead near thermistor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maybe (probably ok)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2-02" calcext:value-type="date">
            <text:p>12/02/2019</text:p>
          </table:table-cell>
          <table:table-cell office:value-type="time" office:time-value="PT12H15M00S" calcext:value-type="time">
            <text:p>12:15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thermistor not touching leaf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2-02" calcext:value-type="date">
            <text:p>12/02/2019</text:p>
          </table:table-cell>
          <table:table-cell office:value-type="time" office:time-value="PT12H15M00S" calcext:value-type="time">
            <text:p>12:15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thermistor fell off leaf</text:p>
          </table:table-cell>
          <table:table-cell office:value-type="string" calcext:value-type="string">
            <text:p>rotated plant (would’ve been in sun potentially anyway) and moved slightly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2-02" calcext:value-type="date">
            <text:p>12/02/2019</text:p>
          </table:table-cell>
          <table:table-cell office:value-type="time" office:time-value="PT12H15M00S" calcext:value-type="time">
            <text:p>12:15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thermistor not touching leaf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2-02" calcext:value-type="date">
            <text:p>12/02/2019</text:p>
          </table:table-cell>
          <table:table-cell office:value-type="time" office:time-value="PT12H15M00S" calcext:value-type="time">
            <text:p>12:15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maybe</text:p>
          </table:table-cell>
          <table:table-cell table:number-columns-repeated="2"/>
          <table:table-cell office:value-type="string" calcext:value-type="string">
            <text:p>thermistor fell off while I was checking upper one; didn’t get to inspect.</text:p>
          </table:table-cell>
          <table:table-cell table:style-name="ce19"/>
        </table:table-row>
        <table:table-row table:style-name="ro1">
          <table:table-cell office:value-type="date" office:date-value="2019-12-02" calcext:value-type="date">
            <text:p>12/02/2019</text:p>
          </table:table-cell>
          <table:table-cell office:value-type="time" office:time-value="PT12H15M00S" calcext:value-type="time">
            <text:p>12:15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tape covering thermistor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maybe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2-02" calcext:value-type="date">
            <text:p>12/02/2019</text:p>
          </table:table-cell>
          <table:table-cell office:value-type="time" office:time-value="PT13H31M00S" calcext:value-type="time">
            <text:p>13:31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slight dead under thermistor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maybe (probably ok)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2-02" calcext:value-type="date">
            <text:p>12/02/2019</text:p>
          </table:table-cell>
          <table:table-cell office:value-type="time" office:time-value="PT13H31M00S" calcext:value-type="time">
            <text:p>13:31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slight dead under thermistor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maybe (probably ok)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2-02" calcext:value-type="date">
            <text:p>12/02/2019</text:p>
          </table:table-cell>
          <table:table-cell office:value-type="time" office:time-value="PT13H31M00S" calcext:value-type="time">
            <text:p>13:31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slight dead under thermistor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maybe (probably ok)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2-02" calcext:value-type="date">
            <text:p>12/02/2019</text:p>
          </table:table-cell>
          <table:table-cell office:value-type="time" office:time-value="PT13H31M00S" calcext:value-type="time">
            <text:p>13:31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slight dead under thermistor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maybe (probably ok)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2-02" calcext:value-type="date">
            <text:p>12/02/2019</text:p>
          </table:table-cell>
          <table:table-cell office:value-type="time" office:time-value="PT13H31M00S" calcext:value-type="time">
            <text:p>13:31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slight dead under thermistor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maybe (probably ok)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2-02" calcext:value-type="date">
            <text:p>12/02/2019</text:p>
          </table:table-cell>
          <table:table-cell office:value-type="time" office:time-value="PT13H31M00S" calcext:value-type="time">
            <text:p>13:31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slightly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date" office:date-value="2019-12-02" calcext:value-type="date">
            <text:p>12/02/2019</text:p>
          </table:table-cell>
          <table:table-cell office:value-type="time" office:time-value="PT13H31M00S" calcext:value-type="time">
            <text:p>13:31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thermistor half-covered by tape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maybe (probably ok)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2-02" calcext:value-type="date">
            <text:p>12/02/2019</text:p>
          </table:table-cell>
          <table:table-cell office:value-type="time" office:time-value="PT13H31M00S" calcext:value-type="time">
            <text:p>13:31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dead under thermistor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maybe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2-02" calcext:value-type="date">
            <text:p>12/02/2019</text:p>
          </table:table-cell>
          <table:table-cell office:value-type="time" office:time-value="PT11H17M00S" calcext:value-type="time">
            <text:p>11:17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slight dead under thermistor</text:p>
          </table:table-cell>
          <table:table-cell office:value-type="string" calcext:value-type="string">
            <text:p>moved slightly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date" office:date-value="2019-12-02" calcext:value-type="date">
            <text:p>12/02/2019</text:p>
          </table:table-cell>
          <table:table-cell office:value-type="time" office:time-value="PT11H17M00S" calcext:value-type="time">
            <text:p>11:17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slightly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date" office:date-value="2019-12-02" calcext:value-type="date">
            <text:p>12/02/2019</text:p>
          </table:table-cell>
          <table:table-cell office:value-type="time" office:time-value="PT11H17M00S" calcext:value-type="time">
            <text:p>11:17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thermistor fell off leaf</text:p>
          </table:table-cell>
          <table:table-cell office:value-type="string" calcext:value-type="string">
            <text:p>reattached near original position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2-02" calcext:value-type="date">
            <text:p>12/02/2019</text:p>
          </table:table-cell>
          <table:table-cell office:value-type="time" office:time-value="PT11H17M00S" calcext:value-type="time">
            <text:p>11:17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small gap between leaf and thermistor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probably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2-02" calcext:value-type="date">
            <text:p>12/02/2019</text:p>
          </table:table-cell>
          <table:table-cell office:value-type="time" office:time-value="PT11H17M00S" calcext:value-type="time">
            <text:p>11:17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slight dead under thermistor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maybe (probably ok)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2-02" calcext:value-type="date">
            <text:p>12/02/2019</text:p>
          </table:table-cell>
          <table:table-cell office:value-type="time" office:time-value="PT11H17M00S" calcext:value-type="time">
            <text:p>11:17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slight dead under thermistor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maybe (probably ok)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2-02" calcext:value-type="date">
            <text:p>12/02/2019</text:p>
          </table:table-cell>
          <table:table-cell office:value-type="time" office:time-value="PT11H17M00S" calcext:value-type="time">
            <text:p>11:17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maybe (probably ok)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19-12-02" calcext:value-type="date">
            <text:p>12/02/2019</text:p>
          </table:table-cell>
          <table:table-cell office:value-type="time" office:time-value="PT11H17M00S" calcext:value-type="time">
            <text:p>11:17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slight dead under thermistor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maybe (probably ok)</text:p>
          </table:table-cell>
          <table:table-cell table:number-columns-repeated="2"/>
          <table:table-cell office:value-type="string" calcext:value-type="string">
            <text:p>Jon has thermistor on same leaf</text:p>
          </table:table-cell>
          <table:table-cell table:style-name="ce19"/>
        </table:table-row>
        <table:table-row table:style-name="ro1">
          <table:table-cell office:value-type="date" office:date-value="2019-12-06" calcext:value-type="date">
            <text:p>12/06/2019</text:p>
          </table:table-cell>
          <table:table-cell office:value-type="time" office:time-value="PT15H56M00S" calcext:value-type="time">
            <text:p>15:56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slightly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table:style-name="ce24" office:value-type="time" office:time-value="PT15H56M00S" calcext:value-type="time">
            <text:p>03:56:00 PM</text:p>
          </table:table-cell>
        </table:table-row>
        <table:table-row table:style-name="ro1">
          <table:table-cell office:value-type="date" office:date-value="2019-12-06" calcext:value-type="date">
            <text:p>12/06/2019</text:p>
          </table:table-cell>
          <table:table-cell office:value-type="time" office:time-value="PT16H00M00S" calcext:value-type="time">
            <text:p>16:00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dead under thermistor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maybe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style-name="ce24" office:value-type="time" office:time-value="PT16H00M00S" calcext:value-type="time">
            <text:p>04:00:00 PM</text:p>
          </table:table-cell>
        </table:table-row>
        <table:table-row table:style-name="ro1">
          <table:table-cell office:value-type="date" office:date-value="2019-12-06" calcext:value-type="date">
            <text:p>12/06/2019</text:p>
          </table:table-cell>
          <table:table-cell office:value-type="time" office:time-value="PT15H50M00S" calcext:value-type="time">
            <text:p>15:50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slightly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table:style-name="ce24" office:value-type="time" office:time-value="PT15H50M00S" calcext:value-type="time">
            <text:p>03:50:00 PM</text:p>
          </table:table-cell>
        </table:table-row>
        <table:table-row table:style-name="ro1">
          <table:table-cell office:value-type="date" office:date-value="2019-12-06" calcext:value-type="date">
            <text:p>12/06/2019</text:p>
          </table:table-cell>
          <table:table-cell office:value-type="time" office:time-value="PT15H52M00S" calcext:value-type="time">
            <text:p>15:52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to higher leaf (last leaf had lots of thermistor damage from previous placements)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table:style-name="ce24" office:value-type="time" office:time-value="PT15H52M00S" calcext:value-type="time">
            <text:p>03:52:00 PM</text:p>
          </table:table-cell>
        </table:table-row>
        <table:table-row table:style-name="ro1">
          <table:table-cell office:value-type="date" office:date-value="2019-12-06" calcext:value-type="date">
            <text:p>12/06/2019</text:p>
          </table:table-cell>
          <table:table-cell office:value-type="time" office:time-value="PT16H03M00S" calcext:value-type="time">
            <text:p>16:03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slightly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table:style-name="ce24" office:value-type="time" office:time-value="PT16H03M00S" calcext:value-type="time">
            <text:p>04:03:00 PM</text:p>
          </table:table-cell>
        </table:table-row>
        <table:table-row table:style-name="ro1">
          <table:table-cell office:value-type="date" office:date-value="2019-12-06" calcext:value-type="date">
            <text:p>12/06/2019</text:p>
          </table:table-cell>
          <table:table-cell office:value-type="time" office:time-value="PT16H05M00S" calcext:value-type="time">
            <text:p>16:05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ok/tape slightly covering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maybe (probably ok)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style-name="ce24" office:value-type="time" office:time-value="PT16H05M00S" calcext:value-type="time">
            <text:p>04:05:00 PM</text:p>
          </table:table-cell>
        </table:table-row>
        <table:table-row table:style-name="ro1">
          <table:table-cell office:value-type="date" office:date-value="2019-12-06" calcext:value-type="date">
            <text:p>12/06/2019</text:p>
          </table:table-cell>
          <table:table-cell office:value-type="time" office:time-value="PT15H47M00S" calcext:value-type="time">
            <text:p>15:47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slight dead under thermistor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maybe (probably ok)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style-name="ce24" office:value-type="time" office:time-value="PT15H47M00S" calcext:value-type="time">
            <text:p>03:47:00 PM</text:p>
          </table:table-cell>
        </table:table-row>
        <table:table-row table:style-name="ro1">
          <table:table-cell office:value-type="date" office:date-value="2019-12-06" calcext:value-type="date">
            <text:p>12/06/2019</text:p>
          </table:table-cell>
          <table:table-cell office:value-type="time" office:time-value="PT15H48M00S" calcext:value-type="time">
            <text:p>15:48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slight dead under thermistor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maybe (probably ok)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style-name="ce24" office:value-type="time" office:time-value="PT15H48M00S" calcext:value-type="time">
            <text:p>03:48:00 PM</text:p>
          </table:table-cell>
        </table:table-row>
        <table:table-row table:style-name="ro1">
          <table:table-cell office:value-type="date" office:date-value="2019-12-06" calcext:value-type="date">
            <text:p>12/06/2019</text:p>
          </table:table-cell>
          <table:table-cell office:value-type="time" office:time-value="PT16H07M00S" calcext:value-type="time">
            <text:p>16:07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slightly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table:style-name="ce24" office:value-type="time" office:time-value="PT16H07M00S" calcext:value-type="time">
            <text:p>04:07:00 PM</text:p>
          </table:table-cell>
        </table:table-row>
        <table:table-row table:style-name="ro1">
          <table:table-cell office:value-type="date" office:date-value="2019-12-06" calcext:value-type="date">
            <text:p>12/06/2019</text:p>
          </table:table-cell>
          <table:table-cell office:value-type="time" office:time-value="PT16H08M00S" calcext:value-type="time">
            <text:p>16:08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slightly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table:style-name="ce24" office:value-type="time" office:time-value="PT16H08M00S" calcext:value-type="time">
            <text:p>04:08:00 PM</text:p>
          </table:table-cell>
        </table:table-row>
        <table:table-row table:style-name="ro1">
          <table:table-cell office:value-type="date" office:date-value="2019-12-06" calcext:value-type="date">
            <text:p>12/06/2019</text:p>
          </table:table-cell>
          <table:table-cell office:value-type="time" office:time-value="PT15H43M00S" calcext:value-type="time">
            <text:p>15:43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slight dead under thermistor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maybe (probably ok)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style-name="ce24" office:value-type="time" office:time-value="PT15H43M00S" calcext:value-type="time">
            <text:p>03:43:00 PM</text:p>
          </table:table-cell>
        </table:table-row>
        <table:table-row table:style-name="ro1">
          <table:table-cell office:value-type="date" office:date-value="2019-12-06" calcext:value-type="date">
            <text:p>12/06/2019</text:p>
          </table:table-cell>
          <table:table-cell office:value-type="time" office:time-value="PT15H45M00S" calcext:value-type="time">
            <text:p>15:45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slight dead under thermistor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maybe (probably ok)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style-name="ce24" office:value-type="time" office:time-value="PT15H45M00S" calcext:value-type="time">
            <text:p>03:45:00 PM</text:p>
          </table:table-cell>
        </table:table-row>
        <table:table-row table:style-name="ro1">
          <table:table-cell office:value-type="date" office:date-value="2019-12-06" calcext:value-type="date">
            <text:p>12/06/2019</text:p>
          </table:table-cell>
          <table:table-cell office:value-type="time" office:time-value="PT16H10M00S" calcext:value-type="time">
            <text:p>16:10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slight dead at thermistor base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maybe (probably ok)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style-name="ce24" office:value-type="time" office:time-value="PT16H10M00S" calcext:value-type="time">
            <text:p>04:10:00 PM</text:p>
          </table:table-cell>
        </table:table-row>
        <table:table-row table:style-name="ro1">
          <table:table-cell office:value-type="date" office:date-value="2019-12-06" calcext:value-type="date">
            <text:p>12/06/2019</text:p>
          </table:table-cell>
          <table:table-cell office:value-type="time" office:time-value="PT16H12M00S" calcext:value-type="time">
            <text:p>16:12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slightly</text:p>
          </table:table-cell>
          <table:table-cell table:number-columns-repeated="4"/>
          <table:table-cell table:style-name="ce24" office:value-type="time" office:time-value="PT16H12M00S" calcext:value-type="time">
            <text:p>04:12:00 PM</text:p>
          </table:table-cell>
        </table:table-row>
        <table:table-row table:style-name="ro1">
          <table:table-cell office:value-type="date" office:date-value="2019-12-06" calcext:value-type="date">
            <text:p>12/06/2019</text:p>
          </table:table-cell>
          <table:table-cell office:value-type="time" office:time-value="PT15H40M00S" calcext:value-type="time">
            <text:p>15:40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table:style-name="ce24" office:value-type="time" office:time-value="PT15H40M00S" calcext:value-type="time">
            <text:p>03:40:00 PM</text:p>
          </table:table-cell>
        </table:table-row>
        <table:table-row table:style-name="ro1">
          <table:table-cell office:value-type="date" office:date-value="2019-12-06" calcext:value-type="date">
            <text:p>12/06/2019</text:p>
          </table:table-cell>
          <table:table-cell office:value-type="time" office:time-value="PT15H40M00S" calcext:value-type="time">
            <text:p>15:40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table:style-name="ce24" office:value-type="time" office:time-value="PT15H40M00S" calcext:value-type="time">
            <text:p>03:40:00 PM</text:p>
          </table:table-cell>
        </table:table-row>
        <table:table-row table:style-name="ro1">
          <table:table-cell office:value-type="date" office:date-value="2019-12-06" calcext:value-type="date">
            <text:p>12/06/2019</text:p>
          </table:table-cell>
          <table:table-cell office:value-type="time" office:time-value="PT09H56M00S" calcext:value-type="time">
            <text:p>09:56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slight dead under thermistor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maybe (probably ok)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I moved these before taking thermal imagery; did not download or stop logger at this time</text:p>
          </table:table-cell>
          <table:table-cell table:style-name="ce24" office:value-type="time" office:time-value="PT09H56M00S" calcext:value-type="time">
            <text:p>09:56:00 AM</text:p>
          </table:table-cell>
        </table:table-row>
        <table:table-row table:style-name="ro1">
          <table:table-cell office:value-type="date" office:date-value="2019-12-06" calcext:value-type="date">
            <text:p>12/06/2019</text:p>
          </table:table-cell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slight dead under thermistor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maybe (probably ok)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I moved these before taking thermal imagery; did not download or stop logger at this time</text:p>
          </table:table-cell>
          <table:table-cell table:style-name="ce24" office:value-type="time" office:time-value="PT10H00M00S" calcext:value-type="time">
            <text:p>10:00:00 AM</text:p>
          </table:table-cell>
        </table:table-row>
        <table:table-row table:style-name="ro1">
          <table:table-cell office:value-type="date" office:date-value="2019-12-06" calcext:value-type="date">
            <text:p>12/06/2019</text:p>
          </table:table-cell>
          <table:table-cell office:value-type="time" office:time-value="PT09H45M00S" calcext:value-type="time">
            <text:p>09:45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slightly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I moved these before taking thermal imagery; did not download or stop logger at this time</text:p>
          </table:table-cell>
          <table:table-cell table:style-name="ce24" office:value-type="time" office:time-value="PT09H45M00S" calcext:value-type="time">
            <text:p>09:45:00 AM</text:p>
          </table:table-cell>
        </table:table-row>
        <table:table-row table:style-name="ro1">
          <table:table-cell office:value-type="date" office:date-value="2019-12-06" calcext:value-type="date">
            <text:p>12/06/2019</text:p>
          </table:table-cell>
          <table:table-cell office:value-type="time" office:time-value="PT09H48M00S" calcext:value-type="time">
            <text:p>09:48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slight dead under thermistor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maybe (probably ok)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I moved these before taking thermal imagery; did not download or stop logger at this time</text:p>
          </table:table-cell>
          <table:table-cell table:style-name="ce24" office:value-type="time" office:time-value="PT09H48M00S" calcext:value-type="time">
            <text:p>09:48:00 AM</text:p>
          </table:table-cell>
        </table:table-row>
        <table:table-row table:style-name="ro1">
          <table:table-cell office:value-type="date" office:date-value="2019-12-06" calcext:value-type="date">
            <text:p>12/06/2019</text:p>
          </table:table-cell>
          <table:table-cell office:value-type="time" office:time-value="PT09H51M00S" calcext:value-type="time">
            <text:p>09:51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dead under thermistor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mayb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I moved these before taking thermal imagery; did not download or stop logger at this time. NOTE: This was originally recorded as plant w-26 but I’m pretty sure it was w-28.</text:p>
          </table:table-cell>
          <table:table-cell table:style-name="ce24" office:value-type="time" office:time-value="PT09H51M00S" calcext:value-type="time">
            <text:p>09:51:00 AM</text:p>
          </table:table-cell>
        </table:table-row>
        <table:table-row table:style-name="ro1">
          <table:table-cell office:value-type="date" office:date-value="2019-12-06" calcext:value-type="date">
            <text:p>12/06/2019</text:p>
          </table:table-cell>
          <table:table-cell office:value-type="time" office:time-value="PT09H53M00S" calcext:value-type="time">
            <text:p>09:53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slight dead under thermistor</text:p>
          </table:table-cell>
          <table:table-cell office:value-type="string" calcext:value-type="string">
            <text:p>moved slightly</text:p>
          </table:table-cell>
          <table:table-cell office:value-type="string" calcext:value-type="string">
            <text:p>maybe (probably ok)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I moved these before taking thermal imagery; did not download or stop logger at this time. NOTE: This was originally recorded as plant w-26 but I’m pretty sure it was w-28.</text:p>
          </table:table-cell>
          <table:table-cell table:style-name="ce24" office:value-type="time" office:time-value="PT09H53M00S" calcext:value-type="time">
            <text:p>09:53:00 AM</text:p>
          </table:table-cell>
        </table:table-row>
        <table:table-row table:style-name="ro1">
          <table:table-cell office:value-type="date" office:date-value="2019-12-06" calcext:value-type="date">
            <text:p>12/06/2019</text:p>
          </table:table-cell>
          <table:table-cell office:value-type="time" office:time-value="PT09H40M00S" calcext:value-type="time">
            <text:p>09:40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slightly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I moved these before taking thermal imagery; did not download or stop logger at this time</text:p>
          </table:table-cell>
          <table:table-cell table:style-name="ce24" office:value-type="time" office:time-value="PT09H40M00S" calcext:value-type="time">
            <text:p>09:40:00 AM</text:p>
          </table:table-cell>
        </table:table-row>
        <table:table-row table:style-name="ro1">
          <table:table-cell office:value-type="date" office:date-value="2019-12-06" calcext:value-type="date">
            <text:p>12/06/2019</text:p>
          </table:table-cell>
          <table:table-cell office:value-type="time" office:time-value="PT09H43M00S" calcext:value-type="time">
            <text:p>09:43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ved slightly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I moved these before taking thermal imagery; did not download or stop logger at this time</text:p>
          </table:table-cell>
          <table:table-cell table:style-name="ce24" office:value-type="time" office:time-value="PT09H43M00S" calcext:value-type="time">
            <text:p>09:43:00 AM</text:p>
          </table:table-cell>
        </table:table-row>
        <table:table-row table:style-name="ro1">
          <table:table-cell office:value-type="date" office:date-value="2019-12-11" calcext:value-type="date">
            <text:p>12/11/2019</text:p>
          </table:table-cell>
          <table:table-cell office:value-type="time" office:time-value="PT16H03M00S" calcext:value-type="time">
            <text:p>16:03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slight dead under thermistor</text:p>
          </table:table-cell>
          <table:table-cell office:value-type="string" calcext:value-type="string">
            <text:p>took down (end of study)</text:p>
          </table:table-cell>
          <table:table-cell office:value-type="string" calcext:value-type="string">
            <text:p>maybe (probably ok)</text:p>
          </table:table-cell>
          <table:table-cell table:number-columns-repeated="3"/>
          <table:table-cell table:style-name="ce24" office:value-type="time" office:time-value="PT16H03M00S" calcext:value-type="time">
            <text:p>04:03:00 PM</text:p>
          </table:table-cell>
        </table:table-row>
        <table:table-row table:style-name="ro1">
          <table:table-cell office:value-type="date" office:date-value="2019-12-11" calcext:value-type="date">
            <text:p>12/11/2019</text:p>
          </table:table-cell>
          <table:table-cell office:value-type="time" office:time-value="PT16H02M00S" calcext:value-type="time">
            <text:p>16:02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ok down (end of study)</text:p>
          </table:table-cell>
          <table:table-cell table:number-columns-repeated="4"/>
          <table:table-cell table:style-name="ce24" office:value-type="time" office:time-value="PT16H02M00S" calcext:value-type="time">
            <text:p>04:02:00 PM</text:p>
          </table:table-cell>
        </table:table-row>
        <table:table-row table:style-name="ro1">
          <table:table-cell office:value-type="date" office:date-value="2019-12-11" calcext:value-type="date">
            <text:p>12/11/2019</text:p>
          </table:table-cell>
          <table:table-cell office:value-type="time" office:time-value="PT15H59M00S" calcext:value-type="time">
            <text:p>15:5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dead under thermistor</text:p>
          </table:table-cell>
          <table:table-cell office:value-type="string" calcext:value-type="string">
            <text:p>took down (end of study)</text:p>
          </table:table-cell>
          <table:table-cell office:value-type="string" calcext:value-type="string">
            <text:p>maybe</text:p>
          </table:table-cell>
          <table:table-cell table:number-columns-repeated="3"/>
          <table:table-cell table:style-name="ce24" office:value-type="time" office:time-value="PT15H59M00S" calcext:value-type="time">
            <text:p>03:59:00 PM</text:p>
          </table:table-cell>
        </table:table-row>
        <table:table-row table:style-name="ro1">
          <table:table-cell office:value-type="date" office:date-value="2019-12-11" calcext:value-type="date">
            <text:p>12/11/2019</text:p>
          </table:table-cell>
          <table:table-cell office:value-type="time" office:time-value="PT15H57M00S" calcext:value-type="time">
            <text:p>15:57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slight dead under thermistor</text:p>
          </table:table-cell>
          <table:table-cell office:value-type="string" calcext:value-type="string">
            <text:p>took down (end of study)</text:p>
          </table:table-cell>
          <table:table-cell office:value-type="string" calcext:value-type="string">
            <text:p>maybe (probably ok)</text:p>
          </table:table-cell>
          <table:table-cell table:number-columns-repeated="3"/>
          <table:table-cell table:style-name="ce24" office:value-type="time" office:time-value="PT15H57M00S" calcext:value-type="time">
            <text:p>03:57:00 PM</text:p>
          </table:table-cell>
        </table:table-row>
        <table:table-row table:style-name="ro1">
          <table:table-cell office:value-type="date" office:date-value="2019-12-11" calcext:value-type="date">
            <text:p>12/11/2019</text:p>
          </table:table-cell>
          <table:table-cell office:value-type="time" office:time-value="PT15H59M00S" calcext:value-type="time">
            <text:p>15:59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fell off leaf</text:p>
          </table:table-cell>
          <table:table-cell office:value-type="string" calcext:value-type="string">
            <text:p>took down (end of study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ce24" office:value-type="time" office:time-value="PT15H59M00S" calcext:value-type="time">
            <text:p>03:59:00 PM</text:p>
          </table:table-cell>
        </table:table-row>
        <table:table-row table:style-name="ro1">
          <table:table-cell office:value-type="date" office:date-value="2019-12-11" calcext:value-type="date">
            <text:p>12/11/2019</text:p>
          </table:table-cell>
          <table:table-cell office:value-type="time" office:time-value="PT16H00M00S" calcext:value-type="time">
            <text:p>16:00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ok down (end of study)</text:p>
          </table:table-cell>
          <table:table-cell table:number-columns-repeated="4"/>
          <table:table-cell table:style-name="ce24" office:value-type="time" office:time-value="PT16H00M00S" calcext:value-type="time">
            <text:p>04:00:00 PM</text:p>
          </table:table-cell>
        </table:table-row>
        <table:table-row table:style-name="ro1">
          <table:table-cell office:value-type="date" office:date-value="2019-12-11" calcext:value-type="date">
            <text:p>12/11/2019</text:p>
          </table:table-cell>
          <table:table-cell office:value-type="time" office:time-value="PT15H54M00S" calcext:value-type="time">
            <text:p>15:54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ok down (end of study)</text:p>
          </table:table-cell>
          <table:table-cell table:number-columns-repeated="4"/>
          <table:table-cell table:style-name="ce24" office:value-type="time" office:time-value="PT15H54M00S" calcext:value-type="time">
            <text:p>03:54:00 PM</text:p>
          </table:table-cell>
        </table:table-row>
        <table:table-row table:style-name="ro1">
          <table:table-cell office:value-type="date" office:date-value="2019-12-11" calcext:value-type="date">
            <text:p>12/11/2019</text:p>
          </table:table-cell>
          <table:table-cell office:value-type="time" office:time-value="PT15H55M00S" calcext:value-type="time">
            <text:p>15:55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fell off leaf (pretty sure sometime today, I think I saw it this morning still on leaf)</text:p>
          </table:table-cell>
          <table:table-cell office:value-type="string" calcext:value-type="string">
            <text:p>took down (end of study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ce24" office:value-type="time" office:time-value="PT15H55M00S" calcext:value-type="time">
            <text:p>03:55:00 PM</text:p>
          </table:table-cell>
        </table:table-row>
        <table:table-row table:style-name="ro1">
          <table:table-cell office:value-type="date" office:date-value="2019-12-11" calcext:value-type="date">
            <text:p>12/11/2019</text:p>
          </table:table-cell>
          <table:table-cell office:value-type="time" office:time-value="PT15H39M00S" calcext:value-type="time">
            <text:p>15:3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dead and small tear in leaf under thermistor</text:p>
          </table:table-cell>
          <table:table-cell office:value-type="string" calcext:value-type="string">
            <text:p>took down (end of study)</text:p>
          </table:table-cell>
          <table:table-cell office:value-type="string" calcext:value-type="string">
            <text:p>probably</text:p>
          </table:table-cell>
          <table:table-cell table:number-columns-repeated="3"/>
          <table:table-cell table:style-name="ce24" office:value-type="time" office:time-value="PT15H39M00S" calcext:value-type="time">
            <text:p>03:39:00 PM</text:p>
          </table:table-cell>
        </table:table-row>
        <table:table-row table:style-name="ro1">
          <table:table-cell office:value-type="date" office:date-value="2019-12-11" calcext:value-type="date">
            <text:p>12/11/2019</text:p>
          </table:table-cell>
          <table:table-cell office:value-type="time" office:time-value="PT15H40M00S" calcext:value-type="time">
            <text:p>15:40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slight dead under thermistor</text:p>
          </table:table-cell>
          <table:table-cell office:value-type="string" calcext:value-type="string">
            <text:p>took down (end of study)</text:p>
          </table:table-cell>
          <table:table-cell office:value-type="string" calcext:value-type="string">
            <text:p>maybe (probably ok)</text:p>
          </table:table-cell>
          <table:table-cell table:number-columns-repeated="3"/>
          <table:table-cell table:style-name="ce24" office:value-type="time" office:time-value="PT15H40M00S" calcext:value-type="time">
            <text:p>03:40:00 PM</text:p>
          </table:table-cell>
        </table:table-row>
        <table:table-row table:style-name="ro1">
          <table:table-cell office:value-type="date" office:date-value="2019-12-11" calcext:value-type="date">
            <text:p>12/11/2019</text:p>
          </table:table-cell>
          <table:table-cell office:value-type="time" office:time-value="PT15H42M00S" calcext:value-type="time">
            <text:p>15:42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slight dead under thermistor</text:p>
          </table:table-cell>
          <table:table-cell office:value-type="string" calcext:value-type="string">
            <text:p>took down (end of study)</text:p>
          </table:table-cell>
          <table:table-cell office:value-type="string" calcext:value-type="string">
            <text:p>maybe (probably ok)</text:p>
          </table:table-cell>
          <table:table-cell table:number-columns-repeated="3"/>
          <table:table-cell table:style-name="ce24" office:value-type="time" office:time-value="PT15H42M00S" calcext:value-type="time">
            <text:p>03:42:00 PM</text:p>
          </table:table-cell>
        </table:table-row>
        <table:table-row table:style-name="ro1">
          <table:table-cell office:value-type="date" office:date-value="2019-12-11" calcext:value-type="date">
            <text:p>12/11/2019</text:p>
          </table:table-cell>
          <table:table-cell office:value-type="time" office:time-value="PT15H43M00S" calcext:value-type="time">
            <text:p>15:43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slight dead under thermistor</text:p>
          </table:table-cell>
          <table:table-cell office:value-type="string" calcext:value-type="string">
            <text:p>took down (end of study)</text:p>
          </table:table-cell>
          <table:table-cell office:value-type="string" calcext:value-type="string">
            <text:p>maybe (probably ok)</text:p>
          </table:table-cell>
          <table:table-cell table:number-columns-repeated="3"/>
          <table:table-cell table:style-name="ce24" office:value-type="time" office:time-value="PT15H43M00S" calcext:value-type="time">
            <text:p>03:43:00 PM</text:p>
          </table:table-cell>
        </table:table-row>
        <table:table-row table:style-name="ro1">
          <table:table-cell office:value-type="date" office:date-value="2019-12-11" calcext:value-type="date">
            <text:p>12/11/2019</text:p>
          </table:table-cell>
          <table:table-cell office:value-type="time" office:time-value="PT15H36M00S" calcext:value-type="time">
            <text:p>15:36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small gap between leaf and thermistor</text:p>
          </table:table-cell>
          <table:table-cell office:value-type="string" calcext:value-type="string">
            <text:p>took down (end of study)</text:p>
          </table:table-cell>
          <table:table-cell office:value-type="string" calcext:value-type="string">
            <text:p>probably</text:p>
          </table:table-cell>
          <table:table-cell table:number-columns-repeated="3"/>
          <table:table-cell table:style-name="ce24" office:value-type="time" office:time-value="PT15H36M00S" calcext:value-type="time">
            <text:p>03:36:00 PM</text:p>
          </table:table-cell>
        </table:table-row>
        <table:table-row table:style-name="ro1">
          <table:table-cell office:value-type="date" office:date-value="2019-12-11" calcext:value-type="date">
            <text:p>12/11/2019</text:p>
          </table:table-cell>
          <table:table-cell office:value-type="time" office:time-value="PT15H38M00S" calcext:value-type="time">
            <text:p>15:38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slight dead under thermistor</text:p>
          </table:table-cell>
          <table:table-cell office:value-type="string" calcext:value-type="string">
            <text:p>took down (end of study)</text:p>
          </table:table-cell>
          <table:table-cell office:value-type="string" calcext:value-type="string">
            <text:p>maybe (probably ok)</text:p>
          </table:table-cell>
          <table:table-cell table:number-columns-repeated="3"/>
          <table:table-cell table:style-name="ce24" office:value-type="time" office:time-value="PT15H38M00S" calcext:value-type="time">
            <text:p>03:38:00 PM</text:p>
          </table:table-cell>
        </table:table-row>
        <table:table-row table:style-name="ro1">
          <table:table-cell office:value-type="date" office:date-value="2019-12-11" calcext:value-type="date">
            <text:p>12/11/2019</text:p>
          </table:table-cell>
          <table:table-cell office:value-type="time" office:time-value="PT15H26M00S" calcext:value-type="time">
            <text:p>15:26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slight dead under thermistor</text:p>
          </table:table-cell>
          <table:table-cell office:value-type="string" calcext:value-type="string">
            <text:p>took down (end of study)</text:p>
          </table:table-cell>
          <table:table-cell office:value-type="string" calcext:value-type="string">
            <text:p>maybe (probably ok)</text:p>
          </table:table-cell>
          <table:table-cell table:number-columns-repeated="3"/>
          <table:table-cell table:style-name="ce24" office:value-type="time" office:time-value="PT15H26M00S" calcext:value-type="time">
            <text:p>03:26:00 PM</text:p>
          </table:table-cell>
        </table:table-row>
        <table:table-row table:style-name="ro1">
          <table:table-cell office:value-type="date" office:date-value="2019-12-11" calcext:value-type="date">
            <text:p>12/11/2019</text:p>
          </table:table-cell>
          <table:table-cell office:value-type="time" office:time-value="PT15H26M00S" calcext:value-type="time">
            <text:p>15:26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ok down (end of study)</text:p>
          </table:table-cell>
          <table:table-cell table:number-columns-repeated="4"/>
          <table:table-cell table:style-name="ce24" office:value-type="time" office:time-value="PT15H26M00S" calcext:value-type="time">
            <text:p>03:26:00 PM</text:p>
          </table:table-cell>
        </table:table-row>
        <table:table-row table:style-name="ro1">
          <table:table-cell office:value-type="date" office:date-value="2019-12-11" calcext:value-type="date">
            <text:p>12/11/2019</text:p>
          </table:table-cell>
          <table:table-cell office:value-type="time" office:time-value="PT15H23M00S" calcext:value-type="time">
            <text:p>15:23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ok down (end of study)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table:style-name="ce24" office:value-type="time" office:time-value="PT15H23M00S" calcext:value-type="time">
            <text:p>03:23:00 PM</text:p>
          </table:table-cell>
        </table:table-row>
        <table:table-row table:style-name="ro1">
          <table:table-cell office:value-type="date" office:date-value="2019-12-11" calcext:value-type="date">
            <text:p>12/11/2019</text:p>
          </table:table-cell>
          <table:table-cell office:value-type="time" office:time-value="PT15H23M00S" calcext:value-type="time">
            <text:p>15:23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slight dead under thermistor</text:p>
          </table:table-cell>
          <table:table-cell office:value-type="string" calcext:value-type="string">
            <text:p>took down (end of study)</text:p>
          </table:table-cell>
          <table:table-cell office:value-type="string" calcext:value-type="string">
            <text:p>maybe (probably ok)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24" office:value-type="time" office:time-value="PT15H23M00S" calcext:value-type="time">
            <text:p>03:23:00 PM</text:p>
          </table:table-cell>
        </table:table-row>
        <table:table-row table:style-name="ro1">
          <table:table-cell office:value-type="date" office:date-value="2019-12-11" calcext:value-type="date">
            <text:p>12/11/2019</text:p>
          </table:table-cell>
          <table:table-cell office:value-type="time" office:time-value="PT15H32M00S" calcext:value-type="time">
            <text:p>15:32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dead near thermistor</text:p>
          </table:table-cell>
          <table:table-cell office:value-type="string" calcext:value-type="string">
            <text:p>took down (end of study)</text:p>
          </table:table-cell>
          <table:table-cell office:value-type="string" calcext:value-type="string">
            <text:p>maybe</text:p>
          </table:table-cell>
          <table:table-cell table:number-columns-repeated="3"/>
          <table:table-cell table:style-name="ce24" office:value-type="time" office:time-value="PT15H32M00S" calcext:value-type="time">
            <text:p>03:32:00 PM</text:p>
          </table:table-cell>
        </table:table-row>
        <table:table-row table:style-name="ro1">
          <table:table-cell office:value-type="date" office:date-value="2019-12-11" calcext:value-type="date">
            <text:p>12/11/2019</text:p>
          </table:table-cell>
          <table:table-cell office:value-type="time" office:time-value="PT15H33M00S" calcext:value-type="time">
            <text:p>15:33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dead under thermistor</text:p>
          </table:table-cell>
          <table:table-cell office:value-type="string" calcext:value-type="string">
            <text:p>took down (end of study)</text:p>
          </table:table-cell>
          <table:table-cell office:value-type="string" calcext:value-type="string">
            <text:p>probably</text:p>
          </table:table-cell>
          <table:table-cell table:number-columns-repeated="3"/>
          <table:table-cell table:style-name="ce24" office:value-type="time" office:time-value="PT15H33M00S" calcext:value-type="time">
            <text:p>03:33:00 PM</text:p>
          </table:table-cell>
        </table:table-row>
        <table:table-row table:style-name="ro1">
          <table:table-cell office:value-type="date" office:date-value="2019-12-11" calcext:value-type="date">
            <text:p>12/11/2019</text:p>
          </table:table-cell>
          <table:table-cell office:value-type="time" office:time-value="PT15H28M00S" calcext:value-type="time">
            <text:p>15:28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ok down (end of study)</text:p>
          </table:table-cell>
          <table:table-cell table:number-columns-repeated="4"/>
          <table:table-cell table:style-name="ce24" office:value-type="time" office:time-value="PT15H28M00S" calcext:value-type="time">
            <text:p>03:28:00 PM</text:p>
          </table:table-cell>
        </table:table-row>
        <table:table-row table:style-name="ro1">
          <table:table-cell office:value-type="date" office:date-value="2019-12-11" calcext:value-type="date">
            <text:p>12/11/2019</text:p>
          </table:table-cell>
          <table:table-cell office:value-type="time" office:time-value="PT15H29M00S" calcext:value-type="time">
            <text:p>15:2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slight dead under thermistor; larger dead patch near thermistor</text:p>
          </table:table-cell>
          <table:table-cell office:value-type="string" calcext:value-type="string">
            <text:p>took down (end of study)</text:p>
          </table:table-cell>
          <table:table-cell office:value-type="string" calcext:value-type="string">
            <text:p>maybe</text:p>
          </table:table-cell>
          <table:table-cell table:number-columns-repeated="3"/>
          <table:table-cell table:style-name="ce24" office:value-type="time" office:time-value="PT15H29M00S" calcext:value-type="time">
            <text:p>03:29:00 PM</text:p>
          </table:table-cell>
        </table:table-row>
        <table:table-row table:style-name="ro1" table:number-rows-repeated="104838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hermistor_spot_checks" table:style-name="ta1">
        <table:table-column table:style-name="co8" table:default-cell-style-name="ce19"/>
        <table:table-column table:style-name="co8" table:default-cell-style-name="Default"/>
        <table:table-row table:style-name="ro1">
          <table:table-cell office:value-type="date" office:date-value="2019-11-15" calcext:value-type="date">
            <text:p>11/15/19</text:p>
          </table:table-cell>
          <table:table-cell office:value-type="string" calcext:value-type="string">
            <text:p>All thermistors looked ok, did not download.</text:p>
          </table:table-cell>
        </table:table-row>
        <table:table-row table:style-name="ro1">
          <table:table-cell office:value-type="date" office:date-value="2019-11-20" calcext:value-type="date">
            <text:p>11/20/19</text:p>
          </table:table-cell>
          <table:table-cell office:value-type="string" calcext:value-type="string">
            <text:p>3 thermistors had fallen off leaves: D-11 upper (14:13), D-10 lower and upper (14:26), and D-6 upper (14:35). (Times are when I re-attached to leaves).</text:p>
          </table:table-cell>
        </table:table-row>
        <table:table-row table:style-name="ro1">
          <table:table-cell office:value-type="date" office:date-value="2019-11-22" calcext:value-type="date">
            <text:p>11/22/19</text:p>
          </table:table-cell>
          <table:table-cell office:value-type="string" calcext:value-type="string">
            <text:p>All thermistors ok, except M-10 lower was covered by tape, uncovered it.</text:p>
          </table:table-cell>
        </table:table-row>
        <table:table-row table:style-name="ro1">
          <table:table-cell office:value-type="date" office:date-value="2019-12-03" calcext:value-type="date">
            <text:p>12/03/19</text:p>
          </table:table-cell>
          <table:table-cell office:value-type="string" calcext:value-type="string">
            <text:p>Noticed W-26 “lower” (actually both are at highest position) was probably facing morning sun, so I moved it (ca. 11:50) to get no sun. Should only have a gap of a couple minutes in data, say 11:50 to 11:55 to be safe.</text:p>
          </table:table-cell>
        </table:table-row>
        <table:table-row table:style-name="ro1">
          <table:table-cell office:value-type="date" office:date-value="2019-12-05" calcext:value-type="date">
            <text:p>12/05/19</text:p>
          </table:table-cell>
          <table:table-cell office:value-type="string" calcext:value-type="string">
            <text:p>Thermal imagery of thermistors. Did not move or check them. Will check tomorrow.</text:p>
          </table:table-cell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string" calcext:value-type="string">
            <text:p>Thermal imagery of thermistors. Checked condition as we went, before taking photos and moved them.</text:p>
          </table:table-cell>
        </table:table-row>
      </table:table>
      <table:table table:name="scale_notes" table:style-name="ta1">
        <table:table-column table:style-name="co7" table:default-cell-style-name="ce28"/>
        <table:table-column table:style-name="co8" table:default-cell-style-name="Default"/>
        <table:table-row table:style-name="ro1">
          <table:table-cell table:style-name="ce27" office:value-type="string" calcext:value-type="string">
            <text:p>Date</text:p>
          </table:table-cell>
          <table:table-cell table:style-name="ce20" office:value-type="string" calcext:value-type="string">
            <text:p>Note</text:p>
          </table:table-cell>
        </table:table-row>
        <table:table-row table:style-name="ro1">
          <table:table-cell office:value-type="date" office:date-value="2019-11-18T09:30:00" calcext:value-type="date">
            <text:p>11/18/19 09:30 AM</text:p>
          </table:table-cell>
          <table:table-cell office:value-type="string" calcext:value-type="string">
            <text:p>I found Sean’s Arduino anonemeter logger had fallen off pole and was resting on scales M-7 and M-11. This probably occurred sometime during the weekend (11/16 or 11/17).</text:p>
          </table:table-cell>
        </table:table-row>
        <table:table-row table:style-name="ro1">
          <table:table-cell office:value-type="date" office:date-value="2019-11-18T12:20:00" calcext:value-type="date">
            <text:p>11/18/19 12:20 PM</text:p>
          </table:table-cell>
          <table:table-cell office:value-type="string" calcext:value-type="string">
            <text:p>Scale 16: Maria swapped plants. (Was D-1, now D-5 on scale)</text:p>
          </table:table-cell>
        </table:table-row>
        <table:table-row table:style-name="ro1">
          <table:table-cell office:value-type="date" office:date-value="2019-11-19T10:00:00" calcext:value-type="date">
            <text:p>11/19/19 10:00 AM</text:p>
          </table:table-cell>
          <table:table-cell office:value-type="string" calcext:value-type="string">
            <text:p>Checked scales balance status. Scale 2 was very off-balance, rebalanced it. All other scales were balanced or very close to balanced.</text:p>
          </table:table-cell>
        </table:table-row>
        <table:table-row table:style-name="ro1">
          <table:table-cell office:value-type="date" office:date-value="2019-12-03T10:17:00" calcext:value-type="date">
            <text:p>12/03/19 10:17 AM</text:p>
          </table:table-cell>
          <table:table-cell office:value-type="string" calcext:value-type="string">
            <text:p>Noticed that pot D-11 was not well-sealed around edge of pot. Re-sealed by adding more plastic wrap. (Added a few grams to weight at most.)</text:p>
          </table:table-cell>
        </table:table-row>
        <table:table-row table:style-name="ro1">
          <table:table-cell office:value-type="date" office:date-value="2019-12-03T10:10:00" calcext:value-type="date">
            <text:p>12/03/19 10:10 AM</text:p>
          </table:table-cell>
          <table:table-cell office:value-type="string" calcext:value-type="string">
            <text:p>Added small amounts of plastic wrap to other pots: D-6 and M-7. (Added a gram or less I think).</text:p>
          </table:table-cell>
        </table:table-row>
        <table:table-row table:style-name="ro1">
          <table:table-cell table:style-name="ce19" office:value-type="date" office:date-value="2019-12-11" calcext:value-type="date">
            <text:p>12/11/19</text:p>
          </table:table-cell>
          <table:table-cell office:value-type="string" calcext:value-type="string">
            <text:p>Was marking leaves on scales from 9:30 to 10:00, may have affected scale readings slightly.</text:p>
          </table:table-cell>
        </table:table-row>
        <table:table-row table:style-name="ro1">
          <table:table-cell table:style-name="ce19" office:value-type="date" office:date-value="2019-12-12" calcext:value-type="date">
            <text:p>12/12/19</text:p>
          </table:table-cell>
          <table:table-cell office:value-type="string" calcext:value-type="string">
            <text:p>Removed thermistors from plants. W block removed between 7:59-8:04; M block from 8:04-8:13; and D block from <text:s/>8:17-8:23</text:p>
          </table:table-cell>
        </table:table-row>
        <table:table-row table:style-name="ro1">
          <table:table-cell table:style-name="ce19" office:value-type="date" office:date-value="2019-12-19" calcext:value-type="date">
            <text:p>12/19/19</text:p>
          </table:table-cell>
          <table:table-cell office:value-type="string" calcext:value-type="string">
            <text:p>Accidentally cut open ear (growth staged) of plants on scale 8 (M-11) and scale 6 (M-7)</text:p>
          </table:table-cell>
        </table:table-row>
      </table:table>
      <table:table table:name="general thermistor notes" table:style-name="ta1"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Note: “upper” and “lower” in thermistor_notes sheet refer to the position as connected to the arduino, NOT necessarily the position on the plant. See the notes column for dates when I moved the thermistors between levels in the canopy (at same heights as wind sensors).</text:p>
          </table:table-cell>
          <table:table-cell/>
        </table:table-row>
        <table:table-row table:style-name="ro1">
          <table:table-cell table:style-name="ce19" office:value-type="date" office:date-value="2019-12-11" calcext:value-type="date">
            <text:p>12/11/19</text:p>
          </table:table-cell>
          <table:table-cell office:value-type="string" calcext:value-type="string">
            <text:p>Took down thermistors for good. See “thermistor_notes” sheet.</text:p>
          </table:table-cell>
        </table:table-row>
      </table:table>
      <table:named-expressions/>
      <table:database-ranges>
        <table:database-range table:name="__Anonymous_Sheet_DB__0" table:target-range-address="download_log.D1:download_log.D55" table:display-filter-buttons="true" table:orientation="column"/>
        <table:database-range table:name="__Anonymous_Sheet_DB__1" table:target-range-address="thermistor_notes.G1:thermistor_notes.G19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15:41:54.2106397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3:44:58.519707195</meta:creation-date>
    <dc:date>2020-04-01T15:42:50.198532317</dc:date>
    <meta:editing-duration>P2DT5H3M34S</meta:editing-duration>
    <meta:editing-cycles>241</meta:editing-cycles>
    <meta:generator>LibreOffice/6.2.8.2$Linux_X86_64 LibreOffice_project/20$Build-2</meta:generator>
    <meta:document-statistic meta:table-count="5" meta:cell-count="1766" meta:object-count="0"/>
  </office:meta>
</office:document-meta>
</file>